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ourier New1" svg:font-family="'Courier New'" style:font-family-generic="roman" style:font-pitch="variable"/>
    <style:font-face style:name="Arial" svg:font-family="Arial" style:font-family-generic="swiss" style:font-pitch="variable"/>
    <style:font-face style:name="ArialUnicodeMS" svg:font-family="ArialUnicodeMS" style:font-family-generic="swiss" style:font-pitch="variable"/>
    <style:font-face style:name="Calibri" svg:font-family="Calibri" style:font-family-generic="swiss" style:font-pitch="variable"/>
    <style:font-face style:name="Helvetica Neue" svg:font-family="'Helvetica Neue'" style:font-family-generic="swiss" style:font-pitch="variable"/>
    <style:font-face style:name="PingFang SC" svg:font-family="'PingFang SC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3.0945in"/>
    </style:style>
    <style:style style:name="co3" style:family="table-column">
      <style:table-column-properties fo:break-before="auto" style:column-width="9.436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5.2335in"/>
    </style:style>
    <style:style style:name="co8" style:family="table-column">
      <style:table-column-properties fo:break-before="auto" style:column-width="1.9701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6.6043in"/>
    </style:style>
    <style:style style:name="co11" style:family="table-column">
      <style:table-column-properties fo:break-before="auto" style:column-width="23.6291in"/>
    </style:style>
    <style:style style:name="co12" style:family="table-column">
      <style:table-column-properties fo:break-before="auto" style:column-width="2.0319in"/>
    </style:style>
    <style:style style:name="co13" style:family="table-column">
      <style:table-column-properties fo:break-before="auto" style:column-width="7.2965in"/>
    </style:style>
    <style:style style:name="co14" style:family="table-column">
      <style:table-column-properties fo:break-before="auto" style:column-width="2.8291in"/>
    </style:style>
    <style:style style:name="co15" style:family="table-column">
      <style:table-column-properties fo:break-before="auto" style:column-width="4.2335in"/>
    </style:style>
    <style:style style:name="co16" style:family="table-column">
      <style:table-column-properties fo:break-before="auto" style:column-width="4.9874in"/>
    </style:style>
    <style:style style:name="co17" style:family="table-column">
      <style:table-column-properties fo:break-before="auto" style:column-width="1.9547in"/>
    </style:style>
    <style:style style:name="co18" style:family="table-column">
      <style:table-column-properties fo:break-before="auto" style:column-width="4.8028in"/>
    </style:style>
    <style:style style:name="co19" style:family="table-column">
      <style:table-column-properties fo:break-before="auto" style:column-width="1.7547in"/>
    </style:style>
    <style:style style:name="co20" style:family="table-column">
      <style:table-column-properties fo:break-before="auto" style:column-width="2.8173in"/>
    </style:style>
    <style:style style:name="co21" style:family="table-column">
      <style:table-column-properties fo:break-before="auto" style:column-width="6.5882in"/>
    </style:style>
    <style:style style:name="co22" style:family="table-column">
      <style:table-column-properties fo:break-before="auto" style:column-width="1.9862in"/>
    </style:style>
    <style:style style:name="co23" style:family="table-column">
      <style:table-column-properties fo:break-before="auto" style:column-width="2.848in"/>
    </style:style>
    <style:style style:name="co24" style:family="table-column">
      <style:table-column-properties fo:break-before="auto" style:column-width="5.6189in"/>
    </style:style>
    <style:style style:name="co25" style:family="table-column">
      <style:table-column-properties fo:break-before="auto" style:column-width="2.7709in"/>
    </style:style>
    <style:style style:name="co26" style:family="table-column">
      <style:table-column-properties fo:break-before="auto" style:column-width="5.372in"/>
    </style:style>
    <style:style style:name="co27" style:family="table-column">
      <style:table-column-properties fo:break-before="auto" style:column-width="12.7146in"/>
    </style:style>
    <style:style style:name="co28" style:family="table-column">
      <style:table-column-properties fo:break-before="auto" style:column-width="2.0783in"/>
    </style:style>
    <style:style style:name="co29" style:family="table-column">
      <style:table-column-properties fo:break-before="auto" style:column-width="2.2472in"/>
    </style:style>
    <style:style style:name="co30" style:family="table-column">
      <style:table-column-properties fo:break-before="auto" style:column-width="10.5291in"/>
    </style:style>
    <style:style style:name="co31" style:family="table-column">
      <style:table-column-properties fo:break-before="auto" style:column-width="4.7102in"/>
    </style:style>
    <style:style style:name="co32" style:family="table-column">
      <style:table-column-properties fo:break-before="auto" style:column-width="1.3854in"/>
    </style:style>
    <style:style style:name="co33" style:family="table-column">
      <style:table-column-properties fo:break-before="auto" style:column-width="3.1866in"/>
    </style:style>
    <style:style style:name="co34" style:family="table-column">
      <style:table-column-properties fo:break-before="auto" style:column-width="3.8945in"/>
    </style:style>
    <style:style style:name="co35" style:family="table-column">
      <style:table-column-properties fo:break-before="auto" style:column-width="6.2189in"/>
    </style:style>
    <style:style style:name="co36" style:family="table-column">
      <style:table-column-properties fo:break-before="auto" style:column-width="5.3571in"/>
    </style:style>
    <style:style style:name="co37" style:family="table-column">
      <style:table-column-properties fo:break-before="auto" style:column-width="1.4161in"/>
    </style:style>
    <style:style style:name="co38" style:family="table-column">
      <style:table-column-properties fo:break-before="auto" style:column-width="7.1728in"/>
    </style:style>
    <style:style style:name="co39" style:family="table-column">
      <style:table-column-properties fo:break-before="auto" style:column-width="4.7717in"/>
    </style:style>
    <style:style style:name="co40" style:family="table-column">
      <style:table-column-properties fo:break-before="auto" style:column-width="7.5118in"/>
    </style:style>
    <style:style style:name="co41" style:family="table-column">
      <style:table-column-properties fo:break-before="auto" style:column-width="0.9701in"/>
    </style:style>
    <style:style style:name="co42" style:family="table-column">
      <style:table-column-properties fo:break-before="auto" style:column-width="2.4937in"/>
    </style:style>
    <style:style style:name="co43" style:family="table-column">
      <style:table-column-properties fo:break-before="auto" style:column-width="2.0929in"/>
    </style:style>
    <style:style style:name="co44" style:family="table-column">
      <style:table-column-properties fo:break-before="auto" style:column-width="5.172in"/>
    </style:style>
    <style:style style:name="co45" style:family="table-column">
      <style:table-column-properties fo:break-before="auto" style:column-width="4.972in"/>
    </style:style>
    <style:style style:name="co46" style:family="table-column">
      <style:table-column-properties fo:break-before="auto" style:column-width="2.1547in"/>
    </style:style>
    <style:style style:name="co47" style:family="table-column">
      <style:table-column-properties fo:break-before="auto" style:column-width="14.7465in"/>
    </style:style>
    <style:style style:name="co48" style:family="table-column">
      <style:table-column-properties fo:break-before="auto" style:column-width="1.9083in"/>
    </style:style>
    <style:style style:name="co49" style:family="table-column">
      <style:table-column-properties fo:break-before="auto" style:column-width="10.6366in"/>
    </style:style>
    <style:style style:name="co50" style:family="table-column">
      <style:table-column-properties fo:break-before="auto" style:column-width="2.8319in"/>
    </style:style>
    <style:style style:name="co51" style:family="table-column">
      <style:table-column-properties fo:break-before="auto" style:column-width="4.1866in"/>
    </style:style>
    <style:style style:name="co52" style:family="table-column">
      <style:table-column-properties fo:break-before="auto" style:column-width="3.4783in"/>
    </style:style>
    <style:style style:name="co53" style:family="table-column">
      <style:table-column-properties fo:break-before="auto" style:column-width="3.9563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Capabilities">
      <style:table-properties table:display="true" style:writing-mode="lr-tb"/>
    </style:style>
    <style:style style:name="ta2" style:family="table" style:master-page-name="PageStyle_5f_Paths">
      <style:table-properties table:display="true" style:writing-mode="lr-tb"/>
    </style:style>
    <style:style style:name="ta3" style:family="table" style:master-page-name="PageStyle_5f_Charlesdeatils">
      <style:table-properties table:display="true" style:writing-mode="lr-tb"/>
    </style:style>
    <style:style style:name="ta4" style:family="table" style:master-page-name="PageStyle_5f_Device">
      <style:table-properties table:display="true" style:writing-mode="lr-tb"/>
    </style:style>
    <style:style style:name="ta5" style:family="table" style:master-page-name="PageStyle_5f_Login">
      <style:table-properties table:display="true" style:writing-mode="lr-tb"/>
    </style:style>
    <style:style style:name="ta6" style:family="table" style:master-page-name="PageStyle_5f_AddressPage">
      <style:table-properties table:display="true" style:writing-mode="lr-tb"/>
    </style:style>
    <style:style style:name="ta7" style:family="table" style:master-page-name="PageStyle_5f_WFXTrigger">
      <style:table-properties table:display="true" style:writing-mode="lr-tb"/>
    </style:style>
    <style:style style:name="ta8" style:family="table" style:master-page-name="PageStyle_5f_LocationWFX">
      <style:table-properties table:display="true" style:writing-mode="lr-tb"/>
    </style:style>
    <style:style style:name="ta9" style:family="table" style:master-page-name="PageStyle_5f_Lotame">
      <style:table-properties table:display="true" style:writing-mode="lr-tb"/>
    </style:style>
    <style:style style:name="ta10" style:family="table" style:master-page-name="PageStyle_5f_Hourly">
      <style:table-properties table:display="true" style:writing-mode="lr-tb"/>
    </style:style>
    <style:style style:name="ta11" style:family="table" style:master-page-name="PageStyle_5f_Daily">
      <style:table-properties table:display="true" style:writing-mode="lr-tb"/>
    </style:style>
    <style:style style:name="ta12" style:family="table" style:master-page-name="PageStyle_5f_Today">
      <style:table-properties table:display="true" style:writing-mode="lr-tb"/>
    </style:style>
    <style:style style:name="ta13" style:family="table" style:master-page-name="PageStyle_5f_Map">
      <style:table-properties table:display="true" style:writing-mode="lr-tb"/>
    </style:style>
    <style:style style:name="ta14" style:family="table" style:master-page-name="PageStyle_5f_News">
      <style:table-properties table:display="true" style:writing-mode="lr-tb"/>
    </style:style>
    <style:style style:name="ta15" style:family="table" style:master-page-name="PageStyle_5f_Trending">
      <style:table-properties table:display="true" style:writing-mode="lr-tb"/>
    </style:style>
    <style:style style:name="ta16" style:family="table" style:master-page-name="PageStyle_5f_Air_20_Quality">
      <style:table-properties table:display="true" style:writing-mode="lr-tb"/>
    </style:style>
    <style:style style:name="ta17" style:family="table" style:master-page-name="PageStyle_5f_Pulltorefresh">
      <style:table-properties table:display="true" style:writing-mode="lr-tb"/>
    </style:style>
    <style:style style:name="ta18" style:family="table" style:master-page-name="PageStyle_5f_CleanLaunch">
      <style:table-properties table:display="true" style:writing-mode="lr-tb"/>
    </style:style>
    <style:style style:name="ta19" style:family="table" style:master-page-name="PageStyle_5f_General">
      <style:table-properties table:display="true" style:writing-mode="lr-tb"/>
    </style:style>
    <style:style style:name="ta20" style:family="table" style:master-page-name="PageStyle_5f_TestMode">
      <style:table-properties table:display="true" style:writing-mode="lr-tb"/>
    </style:style>
    <style:style style:name="ta21" style:family="table" style:master-page-name="PageStyle_5f_ThirdpartyBecon">
      <style:table-properties table:display="true" style:writing-mode="lr-tb"/>
    </style:style>
    <style:style style:name="ta22" style:family="table" style:master-page-name="PageStyle_5f_PreRollVideo">
      <style:table-properties table:display="true" style:writing-mode="lr-tb"/>
    </style:style>
    <style:style style:name="ta23" style:family="table" style:master-page-name="PageStyle_5f_FourthpartyBeacon">
      <style:table-properties table:display="true" style:writing-mode="lr-tb"/>
    </style:style>
    <style:style style:name="ta24" style:family="table" style:master-page-name="PageStyle_5f_AllFeeds">
      <style:table-properties table:display="true" style:writing-mode="lr-tb"/>
    </style:style>
    <style:style style:name="ta25" style:family="table" style:master-page-name="PageStyle_5f_MapLocal">
      <style:table-properties table:display="true" style:writing-mode="lr-tb"/>
    </style:style>
    <style:style style:name="ta26" style:family="table" style:master-page-name="PageStyle_5f_Ski">
      <style:table-properties table:display="true" style:writing-mode="lr-tb"/>
    </style:style>
    <style:style style:name="ta27" style:family="table" style:master-page-name="PageStyle_5f_GoRun">
      <style:table-properties table:display="true" style:writing-mode="lr-tb"/>
    </style:style>
    <style:style style:name="ta28" style:family="table" style:master-page-name="PageStyle_5f_Push_20_Alerts">
      <style:table-properties table:display="true" style:writing-mode="lr-tb"/>
    </style:style>
    <style:style style:name="ta29" style:family="table" style:master-page-name="PageStyle_5f_Health_28_allergy_29_">
      <style:table-properties table:display="true" style:writing-mode="lr-tb"/>
    </style:style>
    <style:style style:name="ta30" style:family="table" style:master-page-name="PageStyle_5f_Health_28_boatAndBeach_29_">
      <style:table-properties table:display="true" style:writing-mode="lr-tb"/>
    </style:style>
    <style:style style:name="ta31" style:family="table" style:master-page-name="PageStyle_5f_Health_28_goRun_29_">
      <style:table-properties table:display="true" style:writing-mode="lr-tb"/>
    </style:style>
    <style:style style:name="ta32" style:family="table" style:master-page-name="PageStyle_5f_Health_28_ski_29_">
      <style:table-properties table:display="true" style:writing-mode="lr-tb"/>
    </style:style>
    <style:style style:name="ta33" style:family="table" style:master-page-name="PageStyle_5f_Health_28_coldAndFlu_29_">
      <style:table-properties table:display="true" style:writing-mode="lr-tb"/>
    </style:style>
    <style:style style:name="ta34" style:family="table" style:master-page-name="PageStyle_5f_Adzon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cell-protect="protected" style:print-content="tru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fo:border="0.0138in solid #000000" style:rotation-align="none"/>
      <style:text-properties fo:color="#2a00ff" style:text-outline="false" style:text-line-through-style="none" style:font-name="Monac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-bottom="0.0138in solid #000000" fo:background-color="#ffcc99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5f_BuiltIn_5f_Hyperlink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d4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d53a06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color="#d53a06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4" style:family="table-cell" style:parent-style-name="Default" style:data-style-name="N100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Helvetica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Helvetica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Helvetica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fo:color="#000000" style:text-outline="false" style:text-line-through-style="none" style:font-name="Helvetica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ext-properties fo:color="#333333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ea74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font-name="PingFang SC" fo:font-size="12pt" fo:font-style="normal" fo:text-shadow="none" style:text-underline-style="none" fo:font-weight="normal" style:font-name-asian="PingFang SC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99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2a00ff" style:text-outline="false" style:text-line-through-style="none" style:text-position="0% 100%" style:font-name="Monac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2a00ff" style:text-outline="false" style:text-line-through-style="none" style:text-position="0% 100%" style:font-name="Monac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d4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ArialUnicodeMS" fo:font-size="12pt" fo:font-style="normal" fo:text-shadow="none" style:text-underline-style="none" fo:font-weight="normal" style:font-name-asian="ArialUnicodeMS" style:font-size-asian="12pt" style:font-style-asian="normal" style:font-weight-asian="normal" style:font-name-complex="ArialUnicodeM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apabilit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KeyWord_Name</text:p>
          </table:table-cell>
          <table:table-cell table:style-name="ce1" office:value-type="string">
            <text:p>iOS_Value</text:p>
          </table:table-cell>
          <table:table-cell table:style-name="ce1" office:value-type="string">
            <text:p>Android_Valu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ppium-version</text:p>
          </table:table-cell>
          <table:table-cell table:style-name="ce4" office:value-type="string">
            <text:p>1.5.1</text:p>
          </table:table-cell>
          <table:table-cell table:style-name="ce4" office:value-type="string">
            <text:p>1.4.1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latformName</text:p>
          </table:table-cell>
          <table:table-cell table:style-name="ce4" office:value-type="string">
            <text:p>iOS</text:p>
          </table:table-cell>
          <table:table-cell table:style-name="ce4" office:value-type="string">
            <text:p>Android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latformVersion</text:p>
          </table:table-cell>
          <table:table-cell table:style-name="ce4" office:value-type="string">
            <text:p>9.3.1</text:p>
          </table:table-cell>
          <table:table-cell table:style-name="ce4" office:value-type="string">
            <text:p>7.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latform</text:p>
          </table:table-cell>
          <table:table-cell table:number-columns-repeated="2" table:style-name="ce4" office:value-type="string">
            <text:p>Mac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evice</text:p>
          </table:table-cell>
          <table:table-cell table:style-name="ce4" office:value-type="string">
            <text:p>iPod</text:p>
          </table:table-cell>
          <table:table-cell table:style-name="ce4" office:value-type="string">
            <text:p>Samsung S6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bundleId</text:p>
          </table:table-cell>
          <table:table-cell table:number-columns-repeated="2" table:style-name="ce4" office:value-type="string">
            <text:p>com.weather.TWC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eviceName</text:p>
          </table:table-cell>
          <table:table-cell table:style-name="ce4" office:value-type="string">
            <text:p>iPod (9.3.1) [707cc1d9c294b37fe5e70b7584163a100ae6166f]</text:p>
          </table:table-cell>
          <table:table-cell table:style-name="ce4" office:value-type="string">
            <text:p>Samsung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orceIphone</text:p>
          </table:table-cell>
          <table:table-cell table:number-columns-repeated="2" table:style-name="ce4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noReset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pp</text:p>
          </table:table-cell>
          <table:table-cell table:style-name="ce4" office:value-type="string">
            <text:p>/Users/aparna/Downloads/TheWeather.ipa</text:p>
          </table:table-cell>
          <table:table-cell table:style-name="ce4" office:value-type="string">
            <text:p>/Users/macmini/Documents/TWC.Automation.Framework/APKFile/app_google_debug_901010105.apk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udid</text:p>
          </table:table-cell>
          <table:table-cell table:style-name="ce4" office:value-type="string">
            <text:p>707cc1d9c294b37fe5e70b7584163a100ae6166f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ppPackage</text:p>
          </table:table-cell>
          <table:table-cell table:number-columns-repeated="2" table:style-name="ce4" office:value-type="string">
            <text:p>com.weather.Weathe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newCommandTimeout</text:p>
          </table:table-cell>
          <table:table-cell table:number-columns-repeated="2" table:style-name="ce4" office:value-type="float" office:value="100000">
            <text:p>100000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autoLaunch</text:p>
          </table:table-cell>
          <table:table-cell table:number-columns-repeated="2" table:style-name="ce5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AppiumServer</text:p>
          </table:table-cell>
          <table:table-cell table:style-name="ce6" office:value-type="string">
            <text:p>http://127.0.0.1:4723/wd/hub</text:p>
          </table:table-cell>
          <table:table-cell table:style-name="ce7" office:value-type="string">
            <text:p>http://127.0.0.1:4726/wd/hub</text:p>
          </table:table-cell>
          <table:table-cell table:number-columns-repeated="253"/>
        </table:table-row>
        <table:table-row table:style-name="ro1" table:number-rows-repeated="10485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ths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Android_Valu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LogFilePath</text:p>
          </table:table-cell>
          <table:table-cell table:style-name="ce4" office:value-type="string">
            <text:p>/Users/aparna/Documents/Naresh/Performance_iOS/LogFilePath/syslog.log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ExcelFilePath</text:p>
          </table:table-cell>
          <table:table-cell table:style-name="ce4" office:value-type="string">
            <text:p>/Users/aparna/Documents/Naresh/Smoke_iOS/ExcelFile/TWC_Framework.xls</text:p>
          </table:table-cell>
          <table:table-cell table:style-name="ce14" office:value-type="string">
            <text:p>/Users/<text:span text:style-name="T1">macmini</text:span><text:span text:style-name="T2">/Documents/TWC.Automation.Framework/Excel_Sheet/TWC_Framework.xls</text:span>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xmlFilePath</text:p>
          </table:table-cell>
          <table:table-cell table:style-name="ce4" office:value-type="string">
            <text:p>/Users/aparna/Documents/Naresh/Smoke_iOS/CapturedSessionFile/charles201604141450.xml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downloadPath</text:p>
          </table:table-cell>
          <table:table-cell table:style-name="ce4" office:value-type="string">
            <text:p>/Users/aparna/Documents/Naresh/Smoke_iOS/CapturedSessionFile/</text:p>
          </table:table-cell>
          <table:table-cell table:style-name="ce14" office:value-type="string">
            <text:p>/Users/<text:span text:style-name="T1">macmini</text:span><text:span text:style-name="T2">/Documents/TWC.Automation.Framework/CapturedSessionFile/</text:span>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mg1</text:p>
          </table:table-cell>
          <table:table-cell table:style-name="ce4" office:value-type="string">
            <text:p>/Users/aparna/Documents/Naresh/com.weather.SmokeTest/IMG/atu.jpg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img2</text:p>
          </table:table-cell>
          <table:table-cell table:style-name="ce4" office:value-type="string">
            <text:p>/Users/aparna/Documents/Naresh/com.weather.SmokeTest/TestReports/HTML_Design_Files/IMG/atu.jpg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css1</text:p>
          </table:table-cell>
          <table:table-cell table:style-name="ce4" office:value-type="string">
            <text:p>/Users/aparna/Documents/Naresh/com.weather.SmokeTest/IMG/design.css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css2</text:p>
          </table:table-cell>
          <table:table-cell table:style-name="ce4" office:value-type="string">
            <text:p>/Users/aparna/Documents/Naresh/com.weather.SmokeTest/TestReports/HTML_Design_Files/CSS/design.css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CharlesUrl</text:p>
          </table:table-cell>
          <table:table-cell table:style-name="ce4" office:value-type="string">
            <text:p>http://naresh213:123456@control.charles</text:p>
          </table:table-cell>
          <table:table-cell table:style-name="ce4" office:value-type="string">
            <text:p><text:span text:style-name="T3"><text:a xlink:href="mailto:123456@control.charles">http://naresh213:123456@control.charles</text:a></text:span>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deleteApp</text:p>
          </table:table-cell>
          <table:table-cell table:number-columns-repeated="2" table:style-name="ce4" office:value-type="string">
            <text:p>com.weather.TWC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uninstallCommand</text:p>
          </table:table-cell>
          <table:table-cell table:style-name="ce4" office:value-type="string">
            <text:p>/usr/local/bin/ideviceinstaller -u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InstallCommand</text:p>
          </table:table-cell>
          <table:table-cell table:style-name="ce4" office:value-type="string">
            <text:p>/usr/local/bin/ideviceinstaller -i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createLogfile</text:p>
          </table:table-cell>
          <table:table-cell table:style-name="ce4" office:value-type="string">
            <text:p>/usr/local/bin/ideviceinstaller -l &gt;&gt;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AppPath</text:p>
          </table:table-cell>
          <table:table-cell table:style-name="ce12" office:value-type="string">
            <text:p>/Users/aparna/Downloads/TheWeatherASDev_18.ipa</text:p>
          </table:table-cell>
          <table:table-cell table:style-name="ce14" office:value-type="string">
            <text:p>/Users/macmini/Documents/TWC.Automation.Framework/APKFile/app_google_debug_901010105.apk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adbPath</text:p>
          </table:table-cell>
          <table:table-cell table:style-name="ce13" office:value-type="string">
            <text:p>null</text:p>
          </table:table-cell>
          <table:table-cell table:style-name="ce15" office:value-type="string">
            <text:p>Users/macmini/Documents/adt-bundle/sdk/platform-tools/adb</text:p>
          </table:table-cell>
          <table:table-cell table:number-columns-repeated="253"/>
        </table:table-row>
        <table:table-row table:style-name="ro1" table:number-rows-repeated="10485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rlesdeatils" table:style-name="ta3" table:print="false">
        <table:table-column table:style-name="co8" table:default-cell-style-name="Default"/>
        <table:table-column table:style-name="co4" table:number-columns-repeated="255" table:default-cell-style-name="Default"/>
        <table:table-row table:style-name="ro3">
          <table:table-cell table:style-name="ce1" office:value-type="string">
            <text:p>KeyWord_Name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Session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Clear Session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Back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Recording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Start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Stop</text:p>
          </table:table-cell>
          <table:table-cell table:number-columns-repeated="255"/>
        </table:table-row>
        <table:table-row table:style-name="ro3">
          <table:table-cell table:style-name="ce2" office:value-type="string">
            <text:p>Export Session as XML</text:p>
          </table:table-cell>
          <table:table-cell table:number-columns-repeated="255"/>
        </table:table-row>
        <table:table-row table:style-name="ro3" table:number-rows-repeated="10485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ice" table:style-name="ta4" table:print="false">
        <table:table-column table:style-name="co9" table:default-cell-style-name="Default"/>
        <table:table-column table:style-name="co4" table:number-columns-repeated="255" table:default-cell-style-name="Default"/>
        <table:table-row table:style-name="ro3">
          <table:table-cell table:style-name="ce16" office:value-type="string">
            <text:p>KeyWord_Name</text:p>
          </table:table-cell>
          <table:table-cell table:style-name="ce16" office:value-type="string">
            <text:p>ValueI</text:p>
          </table:table-cell>
          <table:table-cell table:number-columns-repeated="254"/>
        </table:table-row>
        <table:table-row table:style-name="ro3">
          <table:table-cell office:value-type="string">
            <text:p>Device</text:p>
          </table:table-cell>
          <table:table-cell office:value-type="string">
            <text:p>Android</text:p>
          </table:table-cell>
          <table:table-cell table:number-columns-repeated="254"/>
        </table:table-row>
        <table:table-row table:style-name="ro3" table:number-rows-repeated="10485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ogin" table:style-name="ta5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IOS_Value</text:p>
          </table:table-cell>
          <table:table-cell table:style-name="ce18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ettingIcon_Xpath</text:p>
          </table:table-cell>
          <table:table-cell table:style-name="ce6" office:value-type="string">
            <text:p>//UIAApplication[1]/UIAWindow[1]/UIANavigationBar[1]/UIAButton[1]</text:p>
          </table:table-cell>
          <table:table-cell table:style-name="ce22" office:value-type="string">
            <text:p>/hierarchy/android.widget.FrameLayout/android.widget.LinearLayout/android.widget.FrameLayout/android.widget.LinearLayout/android.widget.FrameLayout/android.support.v4.widget.DrawerLayout/android.widget.RelativeLayout/android.widget.FrameLayout/android.view.ViewGroup/android.widget.ImageButton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LoginOption_Xpath</text:p>
          </table:table-cell>
          <table:table-cell table:style-name="ce6" office:value-type="string">
            <text:p>//UIAApplication[1]/UIAWindow[1]/UIATableView[1]/UIATableCell[1]/UIAStaticText[1]</text:p>
          </table:table-cell>
          <table:table-cell table:style-name="ce23" office:value-type="string">
            <text:p>/hierarchy/android.widget.FrameLayout/android.widget.LinearLayout/android.widget.FrameLayout/android.widget.LinearLayout/android.widget.FrameLayout/android.support.v4.widget.DrawerLayout/android.widget.FrameLayout[1]/android.view.ViewGroup/android.widget.ListView/android.widget.RelativeLayout/android.widget.RelativeLayout/android.widget.RelativeLayout[2]/android.widget.LinearLayout/android.widget.RelativeLayout[1]/android.widget.RelativeLayout[1]/android.widget.TextView[1]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mailplace_Xpath</text:p>
          </table:table-cell>
          <table:table-cell table:style-name="ce6" office:value-type="string">
            <text:p>//UIAApplication[1]/UIAWindow[1]/UIATextField[1]</text:p>
          </table:table-cell>
          <table:table-cell table:style-name="ce6" office:value-type="string">
            <text:p>//android.widget.LinearLayout[1]/android.widget.FrameLayout[1]/android.widget.LinearLayout[1]/android.widget.FrameLayout[1]/android.view.ViewGroup[1]/android.widget.RelativeLayout[1]/android.widget.ScrollView[1]/android.widget.LinearLayout[1]/android.widget.EditText[1]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mail_id</text:p>
          </table:table-cell>
          <table:table-cell table:style-name="ce19" office:value-type="string">
            <text:p><text:span text:style-name="T4"><text:a xlink:href="mailto:naresh213@gmail.com">naresh213@gmail.com</text:a></text:span></text:p>
          </table:table-cell>
          <table:table-cell table:style-name="ce19" office:value-type="string">
            <text:p><text:span text:style-name="T4"><text:a xlink:href="mailto:mohantestengg@gmail.com">mohantestengg@gmail.com</text:a></text:span>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assword_Xpath</text:p>
          </table:table-cell>
          <table:table-cell table:style-name="ce6" office:value-type="string">
            <text:p>//UIAApplication[1]/UIAWindow[1]/UIASecureTextField[1]</text:p>
          </table:table-cell>
          <table:table-cell table:style-name="ce6" office:value-type="string">
            <text:p>//android.widget.LinearLayout[1]/android.widget.FrameLayout[1]/android.widget.LinearLayout[1]/android.widget.FrameLayout[1]/android.view.ViewGroup[1]/android.widget.RelativeLayout[1]/android.widget.ScrollView[1]/android.widget.LinearLayout[1]/android.widget.EditText[2]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assword</text:p>
          </table:table-cell>
          <table:table-cell table:number-columns-repeated="2" table:style-name="ce6" office:value-type="string">
            <text:p>12345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LoginButton_Name</text:p>
          </table:table-cell>
          <table:table-cell table:style-name="ce6" office:value-type="string">
            <text:p>Log In</text:p>
          </table:table-cell>
          <table:table-cell table:style-name="ce6" office:value-type="string">
            <text:p>com.weather.Weather:id/bt_twc_login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KeyBoard down</text:p>
          </table:table-cell>
          <table:table-cell table:style-name="ce20" office:value-type="string">
            <text:p>Return</text:p>
          </table:table-cell>
          <table:table-cell table:style-name="ce21" office:value-type="string">
            <text:p>Don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Logged in User</text:p>
          </table:table-cell>
          <table:table-cell table:style-name="ce6" office:value-type="string">
            <text:p>My Profile</text:p>
          </table:table-cell>
          <table:table-cell table:style-name="ce24" office:value-type="string">
            <text:p>My profile</text:p>
          </table:table-cell>
          <table:table-cell table:number-columns-repeated="253"/>
        </table:table-row>
        <table:table-row table:style-name="ro3">
          <table:table-cell table:style-name="ce17" office:value-type="string">
            <text:p>Sessionm</text:p>
          </table:table-cell>
          <table:table-cell table:style-name="ce21" office:value-type="string">
            <text:p>Null</text:p>
          </table:table-cell>
          <table:table-cell table:style-name="ce24" office:value-type="string">
            <text:p>com.weather.Weather:id/search_icon</text:p>
          </table:table-cell>
          <table:table-cell table:number-columns-repeated="253"/>
        </table:table-row>
        <table:table-row table:style-name="ro3" table:number-rows-repeated="10485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ddressPage" table:style-name="ta6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IOS_Value</text:p>
          </table:table-cell>
          <table:table-cell table:style-name="ce18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AddAddressButton</text:p>
          </table:table-cell>
          <table:table-cell table:style-name="ce6" office:value-type="string">
            <text:p>//UIAApplication[1]/UIAWindow[1]/UIANavigationBar[1]/UIAButton[3]</text:p>
          </table:table-cell>
          <table:table-cell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avedLoctionTable</text:p>
          </table:table-cell>
          <table:table-cell table:style-name="ce20" office:value-type="string">
            <text:p>//UIAApplication[1]/UIAWindow[1]/UIATableView[2]</text:p>
          </table:table-cell>
          <table:table-cell table:style-name="ce20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avedLocationCell</text:p>
          </table:table-cell>
          <table:table-cell table:style-name="ce20" office:value-type="string">
            <text:p>UIATableCell</text:p>
          </table:table-cell>
          <table:table-cell table:style-name="ce20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AddressList</text:p>
          </table:table-cell>
          <table:table-cell table:style-name="ce20" office:value-type="string">
            <text:p>//UIAApplication[1]/UIAWindow[1]/UIATableView[2]/UIATableCell[Count]/UIAStaticText[1]</text:p>
          </table:table-cell>
          <table:table-cell table:style-name="ce20" office:value-type="string">
            <text:p>com.weather.Weather:id/search_icon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irst name in searched list</text:p>
          </table:table-cell>
          <table:table-cell table:style-name="ce20" office:value-type="string">
            <text:p>//UIAApplication[1]/UIAWindow[1]/UIATableView[1]/UIATableCell[1]/UIAStaticText[1]</text:p>
          </table:table-cell>
          <table:table-cell table:style-name="ce25" office:value-type="string">
            <text:p>/<text:span text:style-name="T5">hierarchy/android.widget.FrameLayout/android.widget.LinearLayout/android.widget.FrameLayout/android.widget.LinearLayout/android.widget.FrameLayout/android.support.v4.widget.DrawerLayout/android.widget.RelativeLayout/android.widget.RelativeLayout/android.widget.FrameLayout[1]/android.widget.RelativeLayout/android.support.v7.widget.RecyclerView/android.widget.FrameLayout[2]/android.widget.FrameLayout/android.support.v7.widget.RecyclerView/android.widget.LinearLayout[Count]/android.widget.LinearLayout/android.widget.TextView[1]</text:span>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avedAddressList</text:p>
          </table:table-cell>
          <table:table-cell table:style-name="ce20" office:value-type="string">
            <text:p>//UIAApplication[1]/UIAWindow[1]/UIATableView[2]/UIATableCell["+Count+"]/UIAStaticText[1]</text:p>
          </table:table-cell>
          <table:table-cell table:style-name="ce20" office:value-type="string">
            <text:p>com.weather.Weather:id/search_item_container</text:p>
          </table:table-cell>
          <table:table-cell table:number-columns-repeated="253"/>
        </table:table-row>
        <table:table-row table:style-name="ro3" table:number-rows-repeated="104856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WFXTrigger" table:style-name="ta7" table:print="false"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number-columns-repeated="2" table:style-name="ce11" office:value-type="string">
            <text:p>Valu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Verify URL</text:p>
          </table:table-cell>
          <table:table-cell table:style-name="ce4" office:value-type="string">
            <text:p>triggers.wfxtriggers.com</text:p>
          </table:table-cell>
          <table:table-cell table:style-name="ce4" office:value-type="string">
            <text:p>triggers.wfxtriggers.com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lastIndexOF</text:p>
          </table:table-cell>
          <table:table-cell table:style-name="ce4" office:value-type="string">
            <text:p>triggers.wfxtriggers.com</text:p>
          </table:table-cell>
          <table:table-cell table:style-name="ce4" office:value-type="string">
            <text:p>&lt;body&gt;&lt;![CDATA[{"wfxtg":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readStringFrom(indexof)</text:p>
          </table:table-cell>
          <table:table-cell table:style-name="ce4" office:value-type="string">
            <text:p>&lt;/value&gt;&lt;/header&gt;&lt;/headers&gt;&lt;body&gt;&lt;![CDATA</text:p>
          </table:table-cell>
          <table:table-cell table:style-name="ce4" office:value-type="string">
            <text:p>&lt;body&gt;&lt;![CDATA[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plit Start index</text:p>
          </table:table-cell>
          <table:table-cell table:style-name="ce4" office:value-type="string">
            <text:p>[CDATA</text:p>
          </table:table-cell>
          <table:table-cell table:style-name="ce4" office:value-type="string">
            <text:p>&lt;body&gt;&lt;![CDATA[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plit End index</text:p>
          </table:table-cell>
          <table:table-cell table:style-name="ce4" office:value-type="string">
            <text:p>]]&gt;&lt;</text:p>
          </table:table-cell>
          <table:table-cell table:style-name="ce7" office:value-type="string">
            <text:p>]]&gt;&lt;/body&gt;&lt;/response&gt;&lt;/transaction&gt;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VerifyPubadCall</text:p>
          </table:table-cell>
          <table:table-cell table:style-name="ce4" office:value-type="string">
            <text:p>&lt;value&gt;https://pubads.g.doubleclick.net/gampad/ads?</text:p>
          </table:table-cell>
          <table:table-cell table:style-name="ce4"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VerifyParam</text:p>
          </table:table-cell>
          <table:table-cell table:style-name="ce4" office:value-type="string">
            <text:p>t=</text:p>
          </table:table-cell>
          <table:table-cell table:style-name="ce7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Excritpt'='</text:p>
          </table:table-cell>
          <table:table-cell table:number-columns-repeated="2" table:style-name="ce4" office:value-type="string">
            <text:p>%3D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Excritpt'&amp;'</text:p>
          </table:table-cell>
          <table:table-cell table:number-columns-repeated="2" table:style-name="ce4" office:value-type="string">
            <text:p>%26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Excritpt','</text:p>
          </table:table-cell>
          <table:table-cell table:number-columns-repeated="2" table:style-name="ce4" office:value-type="string">
            <text:p>%2C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jsonObject</text:p>
          </table:table-cell>
          <table:table-cell table:style-name="ce4" office:value-type="string">
            <text:p>wfxtg</text:p>
          </table:table-cell>
          <table:table-cell table:style-name="ce4" office:value-type="string">
            <text:p>wfxtg,scatterSegs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mainTag</text:p>
          </table:table-cell>
          <table:table-cell table:style-name="ce4" office:value-type="string">
            <text:p>scatterSegs</text:p>
          </table:table-cell>
          <table:table-cell table:style-name="ce4" office:value-type="string">
            <text:p>zcs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tringSptit</text:p>
          </table:table-cell>
          <table:table-cell table:number-columns-repeated="2" table:style-name="ce26" office:value-type="string">
            <text:p>&amp;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pubad_start</text:p>
          </table:table-cell>
          <table:table-cell table:style-name="ce4" office:value-type="string">
            <text:p>t=</text:p>
          </table:table-cell>
          <table:table-cell table:style-name="ce4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pubad_end</text:p>
          </table:table-cell>
          <table:table-cell table:style-name="ce2" office:value-type="string">
            <text:p>&lt;/</text:p>
          </table:table-cell>
          <table:table-cell table:style-name="ce7" office:value-type="string">
            <text:p>FACTUAL_AUDIENCE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Verify Pubad Params</text:p>
          </table:table-cell>
          <table:table-cell table:style-name="ce26" office:value-type="string">
            <text:p>zip,cxtg</text:p>
          </table:table-cell>
          <table:table-cell table:style-name="ce26" office:value-type="string">
            <text:p>zip,cxtg,wfxtg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Feed Call</text:p>
          </table:table-cell>
          <table:table-cell table:style-name="ce2" office:value-type="string">
            <text:p><text:s/>/gampad/adx?iu=/7646/app_iphone_us/display/bb</text:p>
          </table:table-cell>
          <table:table-cell table:style-name="ce7" office:value-type="string">
            <text:p>iu=%2F7646%2Fapp_android_us%2Fdisplay%2Fbb_native</text:p>
          </table:table-cell>
          <table:table-cell table:number-columns-repeated="253"/>
        </table:table-row>
        <table:table-row table:style-name="ro3" table:number-rows-repeated="104855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ocationWFX" table:style-name="ta8" table:print="false"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 URL</text:p>
          </table:table-cell>
          <table:table-cell table:style-name="ce4" office:value-type="string">
            <text:p>location.wfxtriggers.com</text:p>
          </table:table-cell>
          <table:table-cell table:style-name="ce6" office:value-type="string">
            <text:p>location.wfxtriggers.com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lastIndexOF</text:p>
          </table:table-cell>
          <table:table-cell table:style-name="ce4" office:value-type="string">
            <text:p>location.wfxtriggers.com</text:p>
          </table:table-cell>
          <table:table-cell table:style-name="ce6" office:value-type="string">
            <text:p>location.wfxtriggers.com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readStringFrom(indexof)</text:p>
          </table:table-cell>
          <table:table-cell table:style-name="ce4" office:value-type="string">
            <text:p>&lt;body&gt;&lt;![CDATA[{"journaled"</text:p>
          </table:table-cell>
          <table:table-cell table:style-name="ce6" office:value-type="string">
            <text:p>&lt;body&gt;&lt;![CDATA[{"journaled"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plit Start index</text:p>
          </table:table-cell>
          <table:table-cell table:style-name="ce4" office:value-type="string">
            <text:p>[CDATA</text:p>
          </table:table-cell>
          <table:table-cell table:style-name="ce6" office:value-type="string">
            <text:p>[CDATA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plit End index</text:p>
          </table:table-cell>
          <table:table-cell table:style-name="ce4" office:value-type="string">
            <text:p>]]&gt;&lt;</text:p>
          </table:table-cell>
          <table:table-cell table:style-name="ce6" office:value-type="string">
            <text:p>]]&gt;&lt;/body&gt;&lt;/response&gt;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ubadCall</text:p>
          </table:table-cell>
          <table:table-cell table:style-name="ce4" office:value-type="string">
            <text:p>&lt;value&gt;https://pubads.g.doubleclick.net/gampad/ads?</text:p>
          </table:table-cell>
          <table:table-cell table:style-name="ce6"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aram</text:p>
          </table:table-cell>
          <table:table-cell table:style-name="ce4" office:value-type="string">
            <text:p>t=</text:p>
          </table:table-cell>
          <table:table-cell table:style-name="ce4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='</text:p>
          </table:table-cell>
          <table:table-cell table:number-columns-repeated="2" table:style-name="ce4" office:value-type="string">
            <text:p>%3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&amp;'</text:p>
          </table:table-cell>
          <table:table-cell table:number-columns-repeated="2" table:style-name="ce4" office:value-type="string">
            <text:p>%2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,'</text:p>
          </table:table-cell>
          <table:table-cell table:number-columns-repeated="2" table:style-name="ce4" office:value-type="string">
            <text:p>%2C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jsonObject</text:p>
          </table:table-cell>
          <table:table-cell table:style-name="ce4" office:value-type="string">
            <text:p>journaled</text:p>
          </table:table-cell>
          <table:table-cell table:style-name="ce4" office:value-type="string">
            <text:p>proximity,set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mainTag</text:p>
          </table:table-cell>
          <table:table-cell table:style-name="ce4" office:value-type="string">
            <text:p>filter</text:p>
          </table:table-cell>
          <table:table-cell table:style-name="ce4" office:value-type="string">
            <text:p>index,group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tringSptit</text:p>
          </table:table-cell>
          <table:table-cell table:number-columns-repeated="2" table:style-name="ce26" office:value-type="string">
            <text:p>&amp;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start</text:p>
          </table:table-cell>
          <table:table-cell table:style-name="ce4" office:value-type="string">
            <text:p>t=</text:p>
          </table:table-cell>
          <table:table-cell table:style-name="ce4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end</text:p>
          </table:table-cell>
          <table:table-cell table:style-name="ce2" office:value-type="string">
            <text:p>&lt;/</text:p>
          </table:table-cell>
          <table:table-cell table:style-name="ce7" office:value-type="string">
            <text:p>FACTUAL_AUDIENC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 Pubad Params</text:p>
          </table:table-cell>
          <table:table-cell table:style-name="ce26" office:value-type="string">
            <text:p>fgeo,faud</text:p>
          </table:table-cell>
          <table:table-cell table:style-name="ce6" office:value-type="string">
            <text:p>fgeo,fau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eed Call</text:p>
          </table:table-cell>
          <table:table-cell table:style-name="ce2" office:value-type="string">
            <text:p><text:s/>/gampad/adx?iu=/7646/app_iphone_us/display/bb</text:p>
          </table:table-cell>
          <table:table-cell table:style-name="ce7" office:value-type="string">
            <text:p>iu=%2F7646%2Fapp_android_us%2Fdisplay%2Fbb_native</text:p>
          </table:table-cell>
          <table:table-cell table:number-columns-repeated="253"/>
        </table:table-row>
        <table:table-row table:style-name="ro3" table:number-rows-repeated="104855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otame" table:style-name="ta9" table:print="false">
        <table:table-column table:style-name="co19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 URL</text:p>
          </table:table-cell>
          <table:table-cell table:number-columns-repeated="2" table:style-name="ce6" office:value-type="string">
            <text:p>ad.crwdcntrl.net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lastIndexOF</text:p>
          </table:table-cell>
          <table:table-cell table:number-columns-repeated="2" table:style-name="ce6" office:value-type="string">
            <text:p>ad.crwdcntrl.net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readStringFrom(indexof)</text:p>
          </table:table-cell>
          <table:table-cell table:style-name="ce6" office:value-type="string">
            <text:p>&lt;body&gt;&lt;![CDATA[{"Profile":</text:p>
          </table:table-cell>
          <table:table-cell table:style-name="ce6" office:value-type="string">
            <text:p>![CDATA[{"Profile":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plit Start index</text:p>
          </table:table-cell>
          <table:table-cell table:number-columns-repeated="2" table:style-name="ce6" office:value-type="string">
            <text:p>[CDATA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plit End index</text:p>
          </table:table-cell>
          <table:table-cell table:style-name="ce6" office:value-type="string">
            <text:p>]]&gt;&lt;</text:p>
          </table:table-cell>
          <table:table-cell table:style-name="ce6" office:value-type="string">
            <text:p>]]&gt;&lt;/body&gt;&lt;/response&gt;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ubadCall</text:p>
          </table:table-cell>
          <table:table-cell table:style-name="ce6" office:value-type="string">
            <text:p>&lt;value&gt;https://pubads.g.doubleclick.net/gampad/ads?</text:p>
          </table:table-cell>
          <table:table-cell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aram</text:p>
          </table:table-cell>
          <table:table-cell table:style-name="ce6" office:value-type="string">
            <text:p>cust_params=</text:p>
          </table:table-cell>
          <table:table-cell table:style-name="ce4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='</text:p>
          </table:table-cell>
          <table:table-cell table:style-name="ce6" office:value-type="string">
            <text:p>%3D</text:p>
          </table:table-cell>
          <table:table-cell table:style-name="ce4" office:value-type="string">
            <text:p>%3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&amp;'</text:p>
          </table:table-cell>
          <table:table-cell table:style-name="ce6" office:value-type="string">
            <text:p>%26</text:p>
          </table:table-cell>
          <table:table-cell table:style-name="ce4" office:value-type="string">
            <text:p>%2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,'</text:p>
          </table:table-cell>
          <table:table-cell table:style-name="ce6" office:value-type="string">
            <text:p>%2C</text:p>
          </table:table-cell>
          <table:table-cell table:style-name="ce4" office:value-type="string">
            <text:p>%2C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jsonObject</text:p>
          </table:table-cell>
          <table:table-cell table:style-name="ce6" office:value-type="string">
            <text:p>Audiences</text:p>
          </table:table-cell>
          <table:table-cell table:style-name="ce4" office:value-type="string">
            <text:p>Audiences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mainTag</text:p>
          </table:table-cell>
          <table:table-cell table:style-name="ce6" office:value-type="string">
            <text:p>id</text:p>
          </table:table-cell>
          <table:table-cell table:style-name="ce4" office:value-type="string">
            <text:p>i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tringSptit</text:p>
          </table:table-cell>
          <table:table-cell table:style-name="ce6" office:value-type="string">
            <text:p>&amp;</text:p>
          </table:table-cell>
          <table:table-cell table:style-name="ce26" office:value-type="string">
            <text:p>&amp;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start</text:p>
          </table:table-cell>
          <table:table-cell table:style-name="ce6" office:value-type="string">
            <text:p>cust_params=</text:p>
          </table:table-cell>
          <table:table-cell table:style-name="ce4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end</text:p>
          </table:table-cell>
          <table:table-cell table:style-name="ce20" office:value-type="string">
            <text:p>&lt;/</text:p>
          </table:table-cell>
          <table:table-cell table:style-name="ce7" office:value-type="string">
            <text:p>FACTUAL_AUDIENC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 Pubad Params</text:p>
          </table:table-cell>
          <table:table-cell table:style-name="ce6" office:value-type="string">
            <text:p>sg</text:p>
          </table:table-cell>
          <table:table-cell table:style-name="ce26" office:value-type="string">
            <text:p>sg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eed Call</text:p>
          </table:table-cell>
          <table:table-cell table:style-name="ce20" office:value-type="string">
            <text:p>iu=%2F7646%2Fapp_iphone_us%2Fdisplay%2Ffeed%2Ffeed_1</text:p>
          </table:table-cell>
          <table:table-cell table:style-name="ce7" office:value-type="string">
            <text:p>iu=%2F7646%2Fapp_android_us%2Fdisplay%2Fbb_native</text:p>
          </table:table-cell>
          <table:table-cell table:number-columns-repeated="253"/>
        </table:table-row>
        <table:table-row table:style-name="ro3" table:number-rows-repeated="104855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urly" table:style-name="ta10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HOURLY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5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</text:p>
          </table:table-cell>
          <table:table-cell table:style-name="ce27" office:value-type="string">
            <text:p>hourlyForecast2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</text:p>
          </table:table-cell>
          <table:table-cell table:style-name="ce2" office:value-type="string">
            <text:p>//XCUIElementTypeButton[@name='hourly-card_detailedButton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28" office:value-type="string">
            <text:p>classicMainFeed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office:value-type="string">
            <text:p>arms_Screenshot</text:p>
          </table:table-cell>
          <table:table-cell table:style-name="ce4" office:value-type="string">
            <text:p>/Users/vishal.pathania/Documents/Iphone/com.iOS.arms/Screenshots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aily" table:style-name="ta11" table:print="false">
        <table:table-column table:style-name="co23" table:default-cell-style-name="Default"/>
        <table:table-column table:style-name="co24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7" office:value-type="string">
            <text:p>DAILY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5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28" office:value-type="string">
            <text:p>dailyForecast2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2" office:value-type="string">
            <text:p>//XCUIElementTypeButton[@name='daily-card_detailedButton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28" office:value-type="string">
            <text:p>classicMainFeed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8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office:value-type="string">
            <text:p>arms_screenshots</text:p>
          </table:table-cell>
          <table:table-cell table:style-name="ce4" office:value-type="string">
            <text:p>/Users/vishal.pathania/Documents/Iphone/com.iOS.arms/Screenshots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oday" table:style-name="ta12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Today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5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</text:p>
          </table:table-cell>
          <table:table-cell table:style-name="ce30" office:value-type="string">
            <text:p>today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</text:p>
          </table:table-cell>
          <table:table-cell table:style-name="ce30" office:value-type="string">
            <text:p>today-card_detailedButton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office:value-type="string">
            <text:p>arms_Screenshot</text:p>
          </table:table-cell>
          <table:table-cell table:style-name="ce4" office:value-type="string">
            <text:p>/Users/vishal.pathania/Documents/Iphone/com.iOS.arms/Screenshots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p" table:style-name="ta13" table:print="false">
        <table:table-column table:style-name="co25" table:default-cell-style-name="Default"/>
        <table:table-column table:style-name="co26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7" office:value-type="string">
            <text:p>RADAR &amp; MAPS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8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1" office:value-type="string">
            <text:p>mapDetail2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32" office:value-type="string">
            <text:p>//XCUIElementTypeButton[@name='map-card_detailedButton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28" office:value-type="string">
            <text:p>classicMainFeed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8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office:value-type="string">
            <text:p>arms_screenshots</text:p>
          </table:table-cell>
          <table:table-cell office:value-type="string">
            <text:p>/Users/vishal.pathania/Documents/Iphone/com.iOS.arms/Screenshots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ews" table:style-name="ta14" table:print="false">
        <table:table-column table:style-name="co23" table:default-cell-style-name="Default"/>
        <table:table-column table:style-name="co27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30" office:value-type="string">
            <text:p>News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1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2" office:value-type="string">
            <text:p>news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30" office:value-type="string">
            <text:p>news_item_0_CTA_button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8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rms_screenshots</text:p>
          </table:table-cell>
          <table:table-cell table:style-name="ce26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pubad_start</text:p>
          </table:table-cell>
          <table:table-cell table:style-name="ce4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pubad_end</text:p>
          </table:table-cell>
          <table:table-cell table:style-name="ce2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Verify Pubad Params</text:p>
          </table:table-cell>
          <table:table-cell table:style-name="ce26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Feed Call</text:p>
          </table:table-cell>
          <table:table-cell table:style-name="ce2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" office:value-type="string">
            <text:p>xpath</text:p>
          </table:table-cell>
          <table:table-cell table:number-columns-repeated="254"/>
        </table:table-row>
        <table:table-row table:style-name="ro3">
          <table:table-cell office:value-type="string">
            <text:p>arms_screenshots</text:p>
          </table:table-cell>
          <table:table-cell office:value-type="string">
            <text:p>/Users/vishal.pathania/.jenkins/workspace/iOS_ARMS/Screenshots</text:p>
          </table:table-cell>
          <table:table-cell table:number-columns-repeated="254"/>
        </table:table-row>
        <table:table-row table:style-name="ro3" table:number-rows-repeated="10485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rending" table:style-name="ta15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trending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5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</text:p>
          </table:table-cell>
          <table:table-cell table:style-name="ce7" office:value-type="string">
            <text:p>trending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</text:p>
          </table:table-cell>
          <table:table-cell table:style-name="ce7" office:value-type="string">
            <text:p>//XCUIElementTypeButton[@name="trending"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office:value-type="string">
            <text:p>arms_Screenshot</text:p>
          </table:table-cell>
          <table:table-cell table:style-name="ce4" office:value-type="string">
            <text:p>/Users/vishal.pathania/Documents/Iphone/com.iOS.arms/Screenshots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ir Quality" table:style-name="ta16" table:print="false">
        <table:table-column table:style-name="co23" table:default-cell-style-name="Default"/>
        <table:table-column table:style-name="co27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30" office:value-type="string">
            <text:p>Air Quality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1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air-quality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30" office:value-type="string">
            <text:p>air-quality-card_detailedButton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29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8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5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rms_screenshots</text:p>
          </table:table-cell>
          <table:table-cell table:style-name="ce26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pubad_start</text:p>
          </table:table-cell>
          <table:table-cell table:style-name="ce4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pubad_end</text:p>
          </table:table-cell>
          <table:table-cell table:style-name="ce2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Verify Pubad Params</text:p>
          </table:table-cell>
          <table:table-cell table:style-name="ce26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Feed Call</text:p>
          </table:table-cell>
          <table:table-cell table:style-name="ce2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office:value-type="string">
            <text:p>arms_screenshots</text:p>
          </table:table-cell>
          <table:table-cell office:value-type="string">
            <text:p>/Users/vishal.pathania/.jenkins/workspace/iOS_ARMS/Screenshots</text:p>
          </table:table-cell>
          <table:table-cell table:number-columns-repeated="254"/>
        </table:table-row>
        <table:table-row table:style-name="ro3" table:number-rows-repeated="10485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ulltorefresh" table:style-name="ta17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number-columns-repeated="2" table:style-name="ce11" office:value-type="string">
            <text:p>Valu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Temp Element</text:p>
          </table:table-cell>
          <table:table-cell table:style-name="ce4" office:value-type="string">
            <text:p>//UIAApplication[1]/UIAWindow[1]/UIACollectionView[1]/UIACollectionCell[1]/UIACollectionView[1]/UIACollectionCell[1]/UIAStaticText[2]</text:p>
          </table:table-cell>
          <table:table-cell table:style-name="ce4" office:value-type="string">
            <text:p>com.weather.Weather:id/temperatur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lastIndexOF</text:p>
          </table:table-cell>
          <table:table-cell table:number-columns-repeated="2"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readStringFrom(indexof)</text:p>
          </table:table-cell>
          <table:table-cell table:number-columns-repeated="2"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plit Start index</text:p>
          </table:table-cell>
          <table:table-cell table:number-columns-repeated="2"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plit End index</text:p>
          </table:table-cell>
          <table:table-cell table:number-columns-repeated="2"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VerifyPubadCall</text:p>
          </table:table-cell>
          <table:table-cell table:style-name="ce4" office:value-type="string">
            <text:p>null</text:p>
          </table:table-cell>
          <table:table-cell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VerifyParam</text:p>
          </table:table-cell>
          <table:table-cell table:style-name="ce4" office:value-type="string">
            <text:p>t=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Excritpt'='</text:p>
          </table:table-cell>
          <table:table-cell table:style-name="ce4" office:value-type="string">
            <text:p>%3D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Excritpt'&amp;'</text:p>
          </table:table-cell>
          <table:table-cell table:style-name="ce4" office:value-type="string">
            <text:p>%26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Excritpt','</text:p>
          </table:table-cell>
          <table:table-cell table:style-name="ce4" office:value-type="string">
            <text:p>%2C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jsonObject</text:p>
          </table:table-cell>
          <table:table-cell table:number-columns-repeated="2"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mainTag</text:p>
          </table:table-cell>
          <table:table-cell table:number-columns-repeated="2"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tringSptit</text:p>
          </table:table-cell>
          <table:table-cell table:style-name="ce26" office:value-type="string">
            <text:p>&amp;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pubad_start</text:p>
          </table:table-cell>
          <table:table-cell table:style-name="ce4" office:value-type="string">
            <text:p>t=</text:p>
          </table:table-cell>
          <table:table-cell table:style-name="ce6" office:value-type="string">
            <text:p>iu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pubad_end</text:p>
          </table:table-cell>
          <table:table-cell table:style-name="ce2" office:value-type="string">
            <text:p>&lt;/</text:p>
          </table:table-cell>
          <table:table-cell table:style-name="ce6" office:value-type="string">
            <text:p>cnd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Verify Pubad Params</text:p>
          </table:table-cell>
          <table:table-cell table:style-name="ce26" office:value-type="string">
            <text:p>null</text:p>
          </table:table-cell>
          <table:table-cell table:style-name="ce4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Feed Call</text:p>
          </table:table-cell>
          <table:table-cell table:style-name="ce2" office:value-type="string">
            <text:p>&lt;first-line&gt;&lt;![CDATA[GET /gampad/adx?iu=/7646/test_app_iphone_us/display/bb</text:p>
          </table:table-cell>
          <table:table-cell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33" office:value-type="string">
            <text:p>hilo Element</text:p>
          </table:table-cell>
          <table:table-cell table:style-name="ce34" office:value-type="string">
            <text:p>null</text:p>
          </table:table-cell>
          <table:table-cell table:style-name="ce34" office:value-type="string">
            <text:p>com.weather.Weather:id/top_line</text:p>
          </table:table-cell>
          <table:table-cell table:number-columns-repeated="253"/>
        </table:table-row>
        <table:table-row table:style-name="ro3" table:number-rows-repeated="104855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leanLaunch" table:style-name="ta18" table:print="false">
        <table:table-column table:style-name="co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number-columns-repeated="2" table:style-name="ce11" office:value-type="string">
            <text:p>Valu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bbAdcall</text:p>
          </table:table-cell>
          <table:table-cell table:style-name="ce2" office:value-type="string">
            <text:p><text:s/>/gampad/adx?iu=/7646/app_iphone_us/display/bb</text:p>
          </table:table-cell>
          <table:table-cell table:style-name="ce7"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feedcals</text:p>
          </table:table-cell>
          <table:table-cell table:style-name="ce2" office:value-type="string">
            <text:p>iu=%2F7646%2Fapp_iphone_us%2Fdisplay%2Ffeed%2Ffeed_</text:p>
          </table:table-cell>
          <table:table-cell table:style-name="ce2" office:value-type="string">
            <text:p>iu=%2F7646%2Fapp_android_us%2Fdisplay%2Ffeed%2Ffeed_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feedcallCoun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4</text:p>
          </table:table-cell>
          <table:table-cell table:number-columns-repeated="253"/>
        </table:table-row>
        <table:table-row table:style-name="ro3" table:number-rows-repeated="10485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General" table:style-name="ta19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2" office:value-type="string">
            <text:p>scrollend_name</text:p>
          </table:table-cell>
          <table:table-cell table:style-name="ce2" office:value-type="string">
            <text:p>© 2008-2016. The Weather Channel, LLC</text:p>
          </table:table-cell>
          <table:table-cell table:style-name="ce2" office:value-type="string">
            <text:p>//android.widget.LinearLayout[1]/android.widget.FrameLayout[1]/android.widget.LinearLayout[1]/android.widget.FrameLayout[1]/android.support.v4.widget.DrawerLayout[1]/android.widget.RelativeLayout[1]/android.widget.FrameLayout[1]/android.view.ViewGroup[1]/android.widget.ListView[1]/android.widget.RelativeLayout[2]/android.widget.LinearLayout[1]/android.widget.TextView[1]</text:p>
          </table:table-cell>
          <table:table-cell table:number-columns-repeated="253"/>
        </table:table-row>
        <table:table-row table:style-name="ro3" table:number-rows-repeated="10485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estMode" table:style-name="ta20" table:print="false"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ettingButton_Name</text:p>
          </table:table-cell>
          <table:table-cell table:style-name="ce6" office:value-type="string">
            <text:p>topNav settings</text:p>
          </table:table-cell>
          <table:table-cell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ettingButton_xpath</text:p>
          </table:table-cell>
          <table:table-cell table:style-name="ce6" office:value-type="string">
            <text:p>//UIAApplication[1]/UIAWindow[1]/UIANavigationBar[1]/UIAButton[1]</text:p>
          </table:table-cell>
          <table:table-cell table:style-name="ce7" office:value-type="string">
            <text:p>android.widget.ImageButton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croll_element1_name</text:p>
          </table:table-cell>
          <table:table-cell table:style-name="ce6" office:value-type="string">
            <text:p>My Alerts</text:p>
          </table:table-cell>
          <table:table-cell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croll_element2_name</text:p>
          </table:table-cell>
          <table:table-cell table:style-name="ce6" office:value-type="string">
            <text:p>My Profile</text:p>
          </table:table-cell>
          <table:table-cell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Move to_Element_name</text:p>
          </table:table-cell>
          <table:table-cell table:style-name="ce6" office:value-type="string">
            <text:p>Units</text:p>
          </table:table-cell>
          <table:table-cell table:style-name="ce6" office:value-type="string">
            <text:p>Settings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aboutThis_name</text:p>
          </table:table-cell>
          <table:table-cell table:style-name="ce6" office:value-type="string">
            <text:p>About This App</text:p>
          </table:table-cell>
          <table:table-cell table:style-name="ce6" office:value-type="string">
            <text:p>About this app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aram</text:p>
          </table:table-cell>
          <table:table-cell table:style-name="ce6" office:value-type="string">
            <text:p>t=</text:p>
          </table:table-cell>
          <table:table-cell table:style-name="ce4" office:value-type="string">
            <text:p>t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='</text:p>
          </table:table-cell>
          <table:table-cell table:style-name="ce6" office:value-type="string">
            <text:p>%3D</text:p>
          </table:table-cell>
          <table:table-cell table:style-name="ce4" office:value-type="string">
            <text:p>%3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&amp;'</text:p>
          </table:table-cell>
          <table:table-cell table:style-name="ce6" office:value-type="string">
            <text:p>%26</text:p>
          </table:table-cell>
          <table:table-cell table:style-name="ce4" office:value-type="string">
            <text:p>%2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,'</text:p>
          </table:table-cell>
          <table:table-cell table:style-name="ce6" office:value-type="string">
            <text:p>%2C</text:p>
          </table:table-cell>
          <table:table-cell table:style-name="ce4" office:value-type="string">
            <text:p>%2C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TWCLogo</text:p>
          </table:table-cell>
          <table:table-cell table:style-name="ce6" office:value-type="string">
            <text:p>twc logo</text:p>
          </table:table-cell>
          <table:table-cell table:style-name="ce4" office:value-type="string">
            <text:p>Audiences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Navi_adSource</text:p>
          </table:table-cell>
          <table:table-cell table:style-name="ce6" office:value-type="string">
            <text:p>adSource</text:p>
          </table:table-cell>
          <table:table-cell table:style-name="ce4" office:value-type="string">
            <text:p>i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tringSptit</text:p>
          </table:table-cell>
          <table:table-cell table:style-name="ce6" office:value-type="string">
            <text:p>&amp;</text:p>
          </table:table-cell>
          <table:table-cell table:style-name="ce26" office:value-type="string">
            <text:p>&amp;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start</text:p>
          </table:table-cell>
          <table:table-cell table:style-name="ce6" office:value-type="string">
            <text:p>t=</text:p>
          </table:table-cell>
          <table:table-cell table:style-name="ce6" office:value-type="string">
            <text:p>iu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end</text:p>
          </table:table-cell>
          <table:table-cell table:style-name="ce20" office:value-type="string">
            <text:p>&lt;/</text:p>
          </table:table-cell>
          <table:table-cell table:style-name="ce6" office:value-type="string">
            <text:p>cn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et_test</text:p>
          </table:table-cell>
          <table:table-cell table:style-name="ce6" office:value-type="string">
            <text:p>test</text:p>
          </table:table-cell>
          <table:table-cell table:style-name="ce26" office:value-type="string">
            <text:p>Test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eed Call</text:p>
          </table:table-cell>
          <table:table-cell table:style-name="ce20" office:value-type="string">
            <text:p>&lt;first-line&gt;&lt;![CDATA[GET /gampad/adx?iu=/7646/test_app_iphone_us/display/bb</text:p>
          </table:table-cell>
          <table:table-cell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33" office:value-type="string">
            <text:p>Nav_Back</text:p>
          </table:table-cell>
          <table:table-cell table:style-name="ce35" office:value-type="string">
            <text:p>//UIAApplication[1]/UIAWindow[1]/UIANavigationBar[1]/UIAButton[1]</text:p>
          </table:table-cell>
          <table:table-cell table:style-name="ce34" office:value-type="string">
            <text:p>com.weather.Weather:id/about_version</text:p>
          </table:table-cell>
          <table:table-cell table:number-columns-repeated="253"/>
        </table:table-row>
        <table:table-row table:style-name="ro3">
          <table:table-cell office:value-type="string">
            <text:p>Click_save</text:p>
          </table:table-cell>
          <table:table-cell office:value-type="string">
            <text:p>Save</text:p>
          </table:table-cell>
          <table:table-cell table:style-name="ce34" office:value-type="string">
            <text:p>TEST MODE SETTINGS</text:p>
          </table:table-cell>
          <table:table-cell table:number-columns-repeated="253"/>
        </table:table-row>
        <table:table-row table:style-name="ro3">
          <table:table-cell office:value-type="string">
            <text:p>Nav_plus</text:p>
          </table:table-cell>
          <table:table-cell office:value-type="string">
            <text:p>topNav plus</text:p>
          </table:table-cell>
          <table:table-cell office:value-type="string">
            <text:p>Ads</text:p>
          </table:table-cell>
          <table:table-cell table:number-columns-repeated="253"/>
        </table:table-row>
        <table:table-row table:style-name="ro3">
          <table:table-cell office:value-type="string">
            <text:p>Select_Zip/Name</text:p>
          </table:table-cell>
          <table:table-cell office:value-type="float" office:value="8302">
            <text:p>8302</text:p>
          </table:table-cell>
          <table:table-cell table:style-name="ce34" office:value-type="string">
            <text:p>Bridgeton</text:p>
          </table:table-cell>
          <table:table-cell table:number-columns-repeated="253"/>
        </table:table-row>
        <table:table-row table:style-name="ro3" table:number-rows-repeated="104855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hirdpartyBecon" table:style-name="ta21" table:print="false">
        <table:table-column table:style-name="co1" table:default-cell-style-name="Default"/>
        <table:table-column table:style-name="co37" table:number-columns-repeated="2" table:default-cell-style-name="Default"/>
        <table:table-column table:style-name="co4" table:number-columns-repeated="253" table:default-cell-style-name="Default"/>
        <table:table-row table:style-name="ro3">
          <table:table-cell table:style-name="ce36" office:value-type="string">
            <text:p>KeyWord_Name</text:p>
          </table:table-cell>
          <table:table-cell table:number-columns-repeated="2" table:style-name="ce36" office:value-type="string">
            <text:p>Value</text:p>
          </table:table-cell>
          <table:table-cell table:number-columns-repeated="253"/>
        </table:table-row>
        <table:table-row table:style-name="ro3">
          <table:table-cell office:value-type="string">
            <text:p>textcontains in logs</text:p>
          </table:table-cell>
          <table:table-cell table:number-columns-repeated="2" office:value-type="string">
            <text:p>thirdPartyBeacon</text:p>
          </table:table-cell>
          <table:table-cell table:number-columns-repeated="253"/>
        </table:table-row>
        <table:table-row table:style-name="ro3">
          <table:table-cell office:value-type="string">
            <text:p>Splitfrom</text:p>
          </table:table-cell>
          <table:table-cell table:number-columns-repeated="2" office:value-type="string">
            <text:p>creativeId:</text:p>
          </table:table-cell>
          <table:table-cell table:number-columns-repeated="253"/>
        </table:table-row>
        <table:table-row table:style-name="ro3">
          <table:table-cell office:value-type="string">
            <text:p>SplitTo</text:p>
          </table:table-cell>
          <table:table-cell table:number-columns-repeated="2" office:value-type="string">
            <text:p>clickthru:</text:p>
          </table:table-cell>
          <table:table-cell table:number-columns-repeated="253"/>
        </table:table-row>
        <table:table-row table:style-name="ro3">
          <table:table-cell office:value-type="string">
            <text:p>split Exact text_1</text:p>
          </table:table-cell>
          <table:table-cell office:value-type="string">
            <text:p>&amp;</text:p>
          </table:table-cell>
          <table:table-cell office:value-type="string">
            <text:p>\n</text:p>
          </table:table-cell>
          <table:table-cell table:number-columns-repeated="253"/>
        </table:table-row>
        <table:table-row table:style-name="ro3">
          <table:table-cell office:value-type="string">
            <text:p>split Exact text_2</text:p>
          </table:table-cell>
          <table:table-cell office:value-type="string">
            <text:p>imageUrlSm:</text:p>
          </table:table-cell>
          <table:table-cell office:value-type="string">
            <text:p>:</text:p>
          </table:table-cell>
          <table:table-cell table:number-columns-repeated="253"/>
        </table:table-row>
        <table:table-row table:style-name="ro3">
          <table:table-cell office:value-type="string">
            <text:p>CreativeIDSplit</text:p>
          </table:table-cell>
          <table:table-cell office:value-type="string">
            <text:p>:</text:p>
          </table:table-cell>
          <table:table-cell office:value-type="string">
            <text:p>creativeId</text:p>
          </table:table-cell>
          <table:table-cell table:number-columns-repeated="253"/>
        </table:table-row>
        <table:table-row table:style-name="ro3">
          <table:table-cell office:value-type="string">
            <text:p>ThirdpartySplit_1</text:p>
          </table:table-cell>
          <table:table-cell office:value-type="string">
            <text:p>&amp;</text:p>
          </table:table-cell>
          <table:table-cell office:value-type="string">
            <text:p>thirdPartyBeacon</text:p>
          </table:table-cell>
          <table:table-cell table:number-columns-repeated="253"/>
        </table:table-row>
        <table:table-row table:style-name="ro3">
          <table:table-cell office:value-type="string">
            <text:p>ThirdpartySplit_2</text:p>
          </table:table-cell>
          <table:table-cell office:value-type="string">
            <text:p>: </text:p>
          </table:table-cell>
          <table:table-cell office:value-type="string">
            <text:p>thirdPartySurvey</text:p>
          </table:table-cell>
          <table:table-cell table:number-columns-repeated="253"/>
        </table:table-row>
        <table:table-row table:style-name="ro3" table:number-rows-repeated="104856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eRollVideo" table:style-name="ta22" table:print="false">
        <table:table-column table:style-name="co23" table:default-cell-style-name="Default"/>
        <table:table-column table:style-name="co38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7" office:value-type="string">
            <text:p>VIDEO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7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4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videoDetail2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32" office:value-type="string">
            <text:p>//XCUIElementTypeButton[@name='VideoTab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eBack</text:p>
          </table:table-cell>
          <table:table-cell table:style-name="ce28" office:value-type="string">
            <text:p>classicMainFeedTab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Param</text:p>
          </table:table-cell>
          <table:table-cell table:style-name="ce4" office:value-type="string">
            <text:p>cust_params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xcritpt'='</text:p>
          </table:table-cell>
          <table:table-cell table:style-name="ce4" office:value-type="string">
            <text:p>%3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xcritpt'&amp;'</text:p>
          </table:table-cell>
          <table:table-cell table:style-name="ce4" office:value-type="string">
            <text:p>%26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xcritpt','</text:p>
          </table:table-cell>
          <table:table-cell table:style-name="ce4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jsonObject</text:p>
          </table:table-cell>
          <table:table-cell table:style-name="ce4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mainTag</text:p>
          </table:table-cell>
          <table:table-cell table:style-name="ce4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tringSptit</text:p>
          </table:table-cell>
          <table:table-cell table:style-name="ce26" office:value-type="string">
            <text:p>&amp;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pubad_start</text:p>
          </table:table-cell>
          <table:table-cell table:style-name="ce4" office:value-type="string">
            <text:p>cust_params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pubad_end</text:p>
          </table:table-cell>
          <table:table-cell table:style-name="ce2" office:value-type="string">
            <text:p>&lt;/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Verify Pubad Params</text:p>
          </table:table-cell>
          <table:table-cell table:style-name="ce26" office:value-type="string">
            <text:p>null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Feed Call</text:p>
          </table:table-cell>
          <table:table-cell table:style-name="ce2" office:value-type="string">
            <text:p>iu=%2F7646%2Ftest_app_iphone_us%2Fvideo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 table:number-rows-repeated="104855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urthpartyBeacon" table:style-name="ta23" table:print="false">
        <table:table-column table:style-name="co4" table:number-columns-repeated="256" table:default-cell-style-name="Default"/>
        <table:table-row table:style-name="ro3">
          <table:table-cell table:style-name="ce36" office:value-type="string">
            <text:p>KeyWord_Name</text:p>
          </table:table-cell>
          <table:table-cell table:number-columns-repeated="2" table:style-name="ce36" office:value-type="string">
            <text:p>Value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textcontains in logs</text:p>
          </table:table-cell>
          <table:table-cell table:style-name="ce7" office:value-type="string">
            <text:p>thirdPartyBeacon</text:p>
          </table:table-cell>
          <table:table-cell table:style-name="ce7" office:value-type="string">
            <text:p>fourthPartyBeacon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Splitfrom</text:p>
          </table:table-cell>
          <table:table-cell table:number-columns-repeated="2" table:style-name="ce7" office:value-type="string">
            <text:p>creativeId: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SplitTo</text:p>
          </table:table-cell>
          <table:table-cell table:style-name="ce7" office:value-type="string">
            <text:p>clickthru:</text:p>
          </table:table-cell>
          <table:table-cell table:style-name="ce7" office:value-type="string">
            <text:p>]]&gt;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split Exact text_1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\n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split Exact text_2</text:p>
          </table:table-cell>
          <table:table-cell table:style-name="ce7" office:value-type="string">
            <text:p>imageUrlSm:</text:p>
          </table:table-cell>
          <table:table-cell table:style-name="ce7" office:value-type="string">
            <text:p>: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CreativeIDSplit</text:p>
          </table:table-cell>
          <table:table-cell table:style-name="ce7" office:value-type="string">
            <text:p>:</text:p>
          </table:table-cell>
          <table:table-cell table:style-name="ce7" office:value-type="string">
            <text:p>creativeId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ThirdpartySplit_1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videoUrl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ThirdpartySplit_2</text:p>
          </table:table-cell>
          <table:table-cell table:style-name="ce7" office:value-type="string">
            <text:p>: </text:p>
          </table:table-cell>
          <table:table-cell table:style-name="ce7" office:value-type="string">
            <text:p>fourthPartyBeacon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Location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Chinook, MT</text:p>
          </table:table-cell>
          <table:table-cell table:number-columns-repeated="253"/>
        </table:table-row>
        <table:table-row table:style-name="ro3" table:number-rows-repeated="104856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llFeeds" table:style-name="ta24" table:print="false">
        <table:table-column table:style-name="co4" table:number-columns-repeated="2" table:default-cell-style-name="Default"/>
        <table:table-column table:style-name="co39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Andor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bbAdcall</text:p>
          </table:table-cell>
          <table:table-cell table:style-name="ce20" office:value-type="string">
            <text:p><text:s/>/gampad/adx?iu=/7646/app_iphone_us/display/bb</text:p>
          </table:table-cell>
          <table:table-cell table:style-name="ce7"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eedcals</text:p>
          </table:table-cell>
          <table:table-cell table:style-name="ce20" office:value-type="string">
            <text:p>iu=%2F7646%2Fapp_iphone_us%2Fdisplay%2Ffeed%2Ffeed_</text:p>
          </table:table-cell>
          <table:table-cell table:style-name="ce20" office:value-type="string">
            <text:p>iu=%2F7646%2Fapp_android_us%2Fdisplay%2Ffeed%2Ffeed_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eedcallCount</text:p>
          </table:table-cell>
          <table:table-cell table:number-columns-repeated="2" table:style-name="ce6" office:value-type="string">
            <text:p>4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plit Start index</text:p>
          </table:table-cell>
          <table:table-cell table:number-columns-repeated="2"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plit End index</text:p>
          </table:table-cell>
          <table:table-cell table:number-columns-repeated="2"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ubadCall</text:p>
          </table:table-cell>
          <table:table-cell table:number-columns-repeated="2"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Param</text:p>
          </table:table-cell>
          <table:table-cell table:number-columns-repeated="2" table:style-name="ce6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='</text:p>
          </table:table-cell>
          <table:table-cell table:number-columns-repeated="2" table:style-name="ce6" office:value-type="string">
            <text:p>%3D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&amp;'</text:p>
          </table:table-cell>
          <table:table-cell table:number-columns-repeated="2" table:style-name="ce6" office:value-type="string">
            <text:p>%2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Excritpt','</text:p>
          </table:table-cell>
          <table:table-cell table:number-columns-repeated="2" table:style-name="ce6" office:value-type="string">
            <text:p>%2C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jsonObject</text:p>
          </table:table-cell>
          <table:table-cell table:number-columns-repeated="2"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mainTag</text:p>
          </table:table-cell>
          <table:table-cell table:number-columns-repeated="2"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StringSptit</text:p>
          </table:table-cell>
          <table:table-cell table:number-columns-repeated="2" table:style-name="ce6" office:value-type="string">
            <text:p>&amp;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start</text:p>
          </table:table-cell>
          <table:table-cell table:number-columns-repeated="2" table:style-name="ce6" office:value-type="string">
            <text:p>cust_params=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pubad_end</text:p>
          </table:table-cell>
          <table:table-cell table:number-columns-repeated="2" table:style-name="ce20" office:value-type="string">
            <text:p>&lt;/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Verify Pubad Params</text:p>
          </table:table-cell>
          <table:table-cell table:number-columns-repeated="2" table:style-name="ce6" office:value-type="string">
            <text:p>null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Feed Call</text:p>
          </table:table-cell>
          <table:table-cell table:style-name="ce20" office:value-type="string">
            <text:p>iu=%2F7646%2Fapp_iphone_us%2Fdisplay%2Ffeed%2Ffeed_</text:p>
          </table:table-cell>
          <table:table-cell table:style-name="ce20" office:value-type="string">
            <text:p>iu=%2F7646%2Fapp_android_us%2Fdisplay%2Ffeed%2Ffeed_</text:p>
          </table:table-cell>
          <table:table-cell table:number-columns-repeated="253"/>
        </table:table-row>
        <table:table-row table:style-name="ro3" table:number-rows-repeated="104855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pLocal" table:style-name="ta25" table:print="false">
        <table:table-column table:style-name="co4" table:number-columns-repeated="2" table:default-cell-style-name="Default"/>
        <table:table-column table:style-name="co40" table:default-cell-style-name="Default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8" office:value-type="string">
            <text:p>iOS_Value</text:p>
          </table:table-cell>
          <table:table-cell table:style-name="ce18" office:value-type="string">
            <text:p>Android_Value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BBAdall</text:p>
          </table:table-cell>
          <table:table-cell table:style-name="ce20" office:value-type="string">
            <text:p>null</text:p>
          </table:table-cell>
          <table:table-cell office:value-type="string">
            <text:p>iu=%2F7646%2Fapp_android_us%2Fdisplay%2Fbb_native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ContentMode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contentmode.json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ExpectedPath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/Users/macmini/Documents/TWC.Automation.Framework/ExpectedMapLocal/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ActualPath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/Users/macmini/Documents/TWC.Automation.Framework/ActualMapLocal/</text:p>
          </table:table-cell>
          <table:table-cell table:number-columns-repeated="253"/>
        </table:table-row>
        <table:table-row table:style-name="ro3">
          <table:table-cell table:style-name="ce7" office:value-type="string">
            <text:p>AlertMode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alertmode.json</text:p>
          </table:table-cell>
          <table:table-cell table:number-columns-repeated="253"/>
        </table:table-row>
        <table:table-row table:style-name="ro3" table:number-rows-repeated="104856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ki" table:style-name="ta26" table:print="false">
        <table:table-column table:style-name="co23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41" table:number-columns-repeated="253" table:default-cell-style-name="Default"/>
        <table:table-row table:style-name="ro3">
          <table:table-cell office:value-type="string">
            <text:p>KeyWord_Name</text:p>
          </table:table-cell>
          <table:table-cell office:value-type="string">
            <text:p>Value</text:p>
          </table:table-cell>
          <table:table-cell office:value-type="string">
            <text:p>Android_Value</text:p>
          </table:table-cell>
          <table:table-cell table:number-columns-repeated="253"/>
        </table:table-row>
        <table:table-row table:style-name="ro3">
          <table:table-cell office:value-type="string">
            <text:p>Verify page Name</text:p>
          </table:table-cell>
          <table:table-cell office:value-type="string">
            <text:p>Map</text:p>
          </table:table-cell>
          <table:table-cell office:value-type="string">
            <text:p>Ski</text:p>
          </table:table-cell>
          <table:table-cell table:number-columns-repeated="253"/>
        </table:table-row>
        <table:table-row table:style-name="ro3">
          <table:table-cell office:value-type="string">
            <text:p>PageScrollCount</text:p>
          </table:table-cell>
          <table:table-cell office:value-type="float" office:value="8">
            <text:p>8</text:p>
          </table:table-cell>
          <table:table-cell table:style-name="ce24" office:value-type="string">
            <text:p>12</text:p>
          </table:table-cell>
          <table:table-cell table:number-columns-repeated="253"/>
        </table:table-row>
        <table:table-row table:style-name="ro3">
          <table:table-cell office:value-type="string">
            <text:p>ElementType</text:p>
          </table:table-cell>
          <table:table-cell table:number-columns-repeated="2" office:value-type="string">
            <text:p>name</text:p>
          </table:table-cell>
          <table:table-cell table:number-columns-repeated="253"/>
        </table:table-row>
        <table:table-row table:style-name="ro3">
          <table:table-cell office:value-type="string">
            <text:p>Element_Locater_name</text:p>
          </table:table-cell>
          <table:table-cell office:value-type="string">
            <text:p>map play</text:p>
          </table:table-cell>
          <table:table-cell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VerifyElementin ExtenedPage_name</text:p>
          </table:table-cell>
          <table:table-cell office:value-type="string">
            <text:p>navControl backArrow</text:p>
          </table:table-cell>
          <table:table-cell office:value-type="string">
            <text:p>com.weather.Weather:id/ski_label</text:p>
          </table:table-cell>
          <table:table-cell table:number-columns-repeated="253"/>
        </table:table-row>
        <table:table-row table:style-name="ro3">
          <table:table-cell office:value-type="string">
            <text:p>AdElement</text:p>
          </table:table-cell>
          <table:table-cell office:value-type="string">
            <text:p>//UIAApplication[1]/UIAWindow[1]/UIAScrollView[2]</text:p>
          </table:table-cell>
          <table:table-cell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Size-X</text:p>
          </table:table-cell>
          <table:table-cell office:value-type="float" office:value="320">
            <text:p>320</text:p>
          </table:table-cell>
          <table:table-cell office:value-type="string">
            <text:p>com.weather.Weather:id/ad_view_holder</text:p>
          </table:table-cell>
          <table:table-cell table:number-columns-repeated="253"/>
        </table:table-row>
        <table:table-row table:style-name="ro3">
          <table:table-cell office:value-type="string">
            <text:p>Size-Y</text:p>
          </table:table-cell>
          <table:table-cell office:value-type="float" office:value="50">
            <text:p>50</text:p>
          </table:table-cell>
          <table:table-cell table:style-name="ce24" office:value-type="string">
            <text:p>50</text:p>
          </table:table-cell>
          <table:table-cell table:number-columns-repeated="253"/>
        </table:table-row>
        <table:table-row table:style-name="ro3">
          <table:table-cell office:value-type="string">
            <text:p>Navigate Element_Type</text:p>
          </table:table-cell>
          <table:table-cell office:value-type="string">
            <text:p>name</text:p>
          </table:table-cell>
          <table:table-cell office:value-type="string">
            <text:p>android.widget.ImageButton</text:p>
          </table:table-cell>
          <table:table-cell table:number-columns-repeated="253"/>
        </table:table-row>
        <table:table-row table:style-name="ro3">
          <table:table-cell office:value-type="string">
            <text:p>clickLinkForExtendedPage</text:p>
          </table:table-cell>
          <table:table-cell office:value-type="string">
            <text:p>link</text:p>
          </table:table-cell>
          <table:table-cell office:value-type="string">
            <text:p>com.weather.Weather:id/ski_label</text:p>
          </table:table-cell>
          <table:table-cell table:number-columns-repeated="253"/>
        </table:table-row>
        <table:table-row table:style-name="ro3">
          <table:table-cell office:value-type="string">
            <text:p>clickLinkForExtendedPage2</text:p>
          </table:table-cell>
          <table:table-cell office:value-type="string">
            <text:p>link</text:p>
          </table:table-cell>
          <table:table-cell office:value-type="string">
            <text:p>com.weather.Weather:id/ski_label</text:p>
          </table:table-cell>
          <table:table-cell table:number-columns-repeated="253"/>
        </table:table-row>
        <table:table-row table:style-name="ro3">
          <table:table-cell office:value-type="string">
            <text:p>Feed Call</text:p>
          </table:table-cell>
          <table:table-cell office:value-type="string">
            <text:p>&lt;first-line&gt;&lt;![CDATA[GET /gampad/adx?iu=/7646/test_app_iphone_us/display/bb</text:p>
          </table:table-cell>
          <table:table-cell office:value-type="string">
            <text:p>/gampad/adx?iu=%2F7646%2Ftest_app_android_us%2Fdisplay%2Fbb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content.ski</text:p>
          </table:table-cell>
          <table:table-cell table:number-columns-repeated="253"/>
        </table:table-row>
        <table:table-row table:style-name="ro3">
          <table:table-cell office:value-type="string">
            <text:p>Verify URL</text:p>
          </table:table-cell>
          <table:table-cell office:value-type="string">
            <text:p>triggers.wfxtriggers.com</text:p>
          </table:table-cell>
          <table:table-cell office:value-type="string">
            <text:p>gampad/ads?riv=1&amp;_activity_context=</text:p>
          </table:table-cell>
          <table:table-cell office:value-type="string">
            <text:p>gampad/ads?riv=2&amp;_activity_context=true&amp;format=320x50</text:p>
          </table:table-cell>
          <table:table-cell table:number-columns-repeated="252"/>
        </table:table-row>
        <table:table-row table:style-name="ro3">
          <table:table-cell office:value-type="string">
            <text:p>lastIndexOF</text:p>
          </table:table-cell>
          <table:table-cell office:value-type="string">
            <text:p>triggers.wfxtriggers.com</text:p>
          </table:table-cell>
          <table:table-cell office:value-type="string">
            <text:p>[CDATA[GET /gampad</text:p>
          </table:table-cell>
          <table:table-cell table:number-columns-repeated="253"/>
        </table:table-row>
        <table:table-row table:style-name="ro3">
          <table:table-cell office:value-type="string">
            <text:p>readStringFrom(indexof)</text:p>
          </table:table-cell>
          <table:table-cell office:value-type="string">
            <text:p>&lt;/value&gt;&lt;/header&gt;&lt;/headers&gt;&lt;body&gt;&lt;![CDATA</text:p>
          </table:table-cell>
          <table:table-cell office:value-type="string">
            <text:p>[CDATA[GET /</text:p>
          </table:table-cell>
          <table:table-cell table:number-columns-repeated="253"/>
        </table:table-row>
        <table:table-row table:style-name="ro3">
          <table:table-cell office:value-type="string">
            <text:p>Split Start index</text:p>
          </table:table-cell>
          <table:table-cell office:value-type="string">
            <text:p>[CDATA</text:p>
          </table:table-cell>
          <table:table-cell office:value-type="string">
            <text:p>[CDATA[GET /</text:p>
          </table:table-cell>
          <table:table-cell table:number-columns-repeated="253"/>
        </table:table-row>
        <table:table-row table:style-name="ro3">
          <table:table-cell office:value-type="string">
            <text:p>Split End index</text:p>
          </table:table-cell>
          <table:table-cell office:value-type="string">
            <text:p>]]&gt;&lt;</text:p>
          </table:table-cell>
          <table:table-cell office:value-type="string">
            <text:p>]]&gt;&lt;/first-line&gt;</text:p>
          </table:table-cell>
          <table:table-cell table:number-columns-repeated="253"/>
        </table:table-row>
        <table:table-row table:style-name="ro3">
          <table:table-cell office:value-type="string">
            <text:p>VerifyPubadCall</text:p>
          </table:table-cell>
          <table:table-cell office:value-type="string">
            <text:p>&lt;value&gt;https://pubads.g.doubleclick.net/gampad/ads?</text:p>
          </table:table-cell>
          <table:table-cell office:value-type="string">
            <text:p>pubads.g.doubleclick.net</text:p>
          </table:table-cell>
          <table:table-cell table:number-columns-repeated="253"/>
        </table:table-row>
        <table:table-row table:style-name="ro3">
          <table:table-cell office:value-type="string">
            <text:p>VerifyParam</text:p>
          </table:table-cell>
          <table:table-cell table:number-columns-repeated="2" office:value-type="string">
            <text:p>t=</text:p>
          </table:table-cell>
          <table:table-cell table:number-columns-repeated="253"/>
        </table:table-row>
        <table:table-row table:style-name="ro3">
          <table:table-cell office:value-type="string">
            <text:p>Excritpt'='</text:p>
          </table:table-cell>
          <table:table-cell table:number-columns-repeated="2" office:value-type="string">
            <text:p>%3D</text:p>
          </table:table-cell>
          <table:table-cell table:number-columns-repeated="253"/>
        </table:table-row>
        <table:table-row table:style-name="ro3">
          <table:table-cell office:value-type="string">
            <text:p>Excritpt'&amp;'</text:p>
          </table:table-cell>
          <table:table-cell table:number-columns-repeated="2" office:value-type="string">
            <text:p>%26</text:p>
          </table:table-cell>
          <table:table-cell table:number-columns-repeated="253"/>
        </table:table-row>
        <table:table-row table:style-name="ro3">
          <table:table-cell office:value-type="string">
            <text:p>Excritpt','</text:p>
          </table:table-cell>
          <table:table-cell table:number-columns-repeated="2" office:value-type="string">
            <text:p>%2C</text:p>
          </table:table-cell>
          <table:table-cell table:number-columns-repeated="253"/>
        </table:table-row>
        <table:table-row table:style-name="ro3">
          <table:table-cell office:value-type="string">
            <text:p>jsonObject</text:p>
          </table:table-cell>
          <table:table-cell office:value-type="string">
            <text:p>wfxtg</text:p>
          </table:table-cell>
          <table:table-cell office:value-type="string">
            <text:p>wfxtg,scatterSegs</text:p>
          </table:table-cell>
          <table:table-cell table:number-columns-repeated="253"/>
        </table:table-row>
        <table:table-row table:style-name="ro3">
          <table:table-cell office:value-type="string">
            <text:p>mainTag</text:p>
          </table:table-cell>
          <table:table-cell office:value-type="string">
            <text:p>scatterSegs</text:p>
          </table:table-cell>
          <table:table-cell office:value-type="string">
            <text:p>zcs</text:p>
          </table:table-cell>
          <table:table-cell table:number-columns-repeated="253"/>
        </table:table-row>
        <table:table-row table:style-name="ro3">
          <table:table-cell office:value-type="string">
            <text:p>StringSptit</text:p>
          </table:table-cell>
          <table:table-cell table:number-columns-repeated="2" office:value-type="string">
            <text:p>&amp;</text:p>
          </table:table-cell>
          <table:table-cell table:number-columns-repeated="253"/>
        </table:table-row>
        <table:table-row table:style-name="ro3">
          <table:table-cell office:value-type="string">
            <text:p>pubad_start</text:p>
          </table:table-cell>
          <table:table-cell table:number-columns-repeated="2" office:value-type="string">
            <text:p>t=</text:p>
          </table:table-cell>
          <table:table-cell table:number-columns-repeated="253"/>
        </table:table-row>
        <table:table-row table:style-name="ro3">
          <table:table-cell office:value-type="string">
            <text:p>pubad_end</text:p>
          </table:table-cell>
          <table:table-cell table:number-columns-repeated="2" office:value-type="string">
            <text:p>&lt;/</text:p>
          </table:table-cell>
          <table:table-cell table:number-columns-repeated="253"/>
        </table:table-row>
        <table:table-row table:style-name="ro3">
          <table:table-cell office:value-type="string">
            <text:p>Verify Pubad Params</text:p>
          </table:table-cell>
          <table:table-cell office:value-type="string">
            <text:p>zip,cxtg</text:p>
          </table:table-cell>
          <table:table-cell office:value-type="string">
            <text:p>zip,cxtg,wfxtg</text:p>
          </table:table-cell>
          <table:table-cell table:number-columns-repeated="253"/>
        </table:table-row>
        <table:table-row table:style-name="ro3">
          <table:table-cell office:value-type="string">
            <text:p>Feed Call2</text:p>
          </table:table-cell>
          <table:table-cell office:value-type="string">
            <text:p><text:s/>/gampad/adx?iu=/7646/app_iphone_us/display/bb</text:p>
          </table:table-cell>
          <table:table-cell office:value-type="string">
            <text:p>/gampad/adx?iu=%2F7646%2Fapp_android_us%2Fdisplay%2Fbb</text:p>
          </table:table-cell>
          <table:table-cell table:number-columns-repeated="253"/>
        </table:table-row>
        <table:table-row table:style-name="ro3">
          <table:table-cell office:value-type="string">
            <text:p>Ski Resorts element</text:p>
          </table:table-cell>
          <table:table-cell office:value-type="string">
            <text:p><text:s/>com.weather.Weather:id/ski_resort__snow_inch</text:p>
          </table:table-cell>
          <table:table-cell office:value-type="string">
            <text:p>com.weather.Weather:id/ski_resort__snow_inch</text:p>
          </table:table-cell>
          <table:table-cell table:number-columns-repeated="253"/>
        </table:table-row>
        <table:table-row table:style-name="ro3">
          <table:table-cell office:value-type="string">
            <text:p>Ski Resorts extended page</text:p>
          </table:table-cell>
          <table:table-cell table:number-columns-repeated="2"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Verify URL2</text:p>
          </table:table-cell>
          <table:table-cell office:value-type="string">
            <text:p>triggers.wfxtriggers.com</text:p>
          </table:table-cell>
          <table:table-cell office:value-type="string">
            <text:p>gampad/ads?riv=1&amp;_activity_context=true&amp;format=300x25_as</text:p>
          </table:table-cell>
          <table:table-cell office:value-type="string">
            <text:p>gampad/ads?riv=2&amp;_activity_context=true&amp;format=300x25_as</text:p>
          </table:table-cell>
          <table:table-cell table:number-columns-repeated="252"/>
        </table:table-row>
        <table:table-row table:style-name="ro3">
          <table:table-cell office:value-type="string">
            <text:p>custom param2</text:p>
          </table:table-cell>
          <table:table-cell office:value-type="string">
            <text:p>slotName=content.ski</text:p>
          </table:table-cell>
          <table:table-cell office:value-type="string">
            <text:p>slotName%3Dcontent.ski.spotlight</text:p>
          </table:table-cell>
          <table:table-cell table:number-columns-repeated="253"/>
        </table:table-row>
        <table:table-row table:style-name="ro3">
          <table:table-cell office:value-type="string">
            <text:p>Verify URL3</text:p>
          </table:table-cell>
          <table:table-cell office:value-type="string">
            <text:p>triggers.wfxtriggers.com2</text:p>
          </table:table-cell>
          <table:table-cell office:value-type="string">
            <text:p>gampad/ads?riv=1&amp;_activity_context=false&amp;format=320x300_as</text:p>
          </table:table-cell>
          <table:table-cell office:value-type="string">
            <text:p><text:s/>gampad/ads?riv=2&amp;_activity_context=false&amp;format=320x300_as</text:p>
          </table:table-cell>
          <table:table-cell table:number-columns-repeated="252"/>
        </table:table-row>
        <table:table-row table:style-name="ro3">
          <table:table-cell office:value-type="string">
            <text:p>custom param3</text:p>
          </table:table-cell>
          <table:table-cell office:value-type="string">
            <text:p>triggers.wfxtriggers.com3</text:p>
          </table:table-cell>
          <table:table-cell office:value-type="string">
            <text:p>slotName%3Dcontent.ski.largeAds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weather.allergy.details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weather.allergy.spotlight</text:p>
          </table:table-cell>
          <table:table-cell table:number-columns-repeated="253"/>
        </table:table-row>
        <table:table-row table:style-name="ro3">
          <table:table-cell office:value-type="string">
            <text:p>iu</text:p>
          </table:table-cell>
          <table:table-cell office:value-type="string">
            <text:p>iu=%2F7646%2Fapp_android_us%2Fdisplay%2Fcontent%2Fallergy</text:p>
          </table:table-cell>
          <table:table-cell office:value-type="string">
            <text:p>iu=%2F7646%2Fapp_android_us%2Fdisplay%2Fcontent%2Fski</text:p>
          </table:table-cell>
          <table:table-cell table:number-columns-repeated="253"/>
        </table:table-row>
        <table:table-row table:style-name="ro3" table:number-rows-repeated="1048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GoRun" table:style-name="ta27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number-columns-repeated="252" table:default-cell-style-name="Default"/>
        <table:table-row table:style-name="ro3">
          <table:table-cell office:value-type="string">
            <text:p>KeyWord_Name</text:p>
          </table:table-cell>
          <table:table-cell office:value-type="string">
            <text:p>Value</text:p>
          </table:table-cell>
          <table:table-cell office:value-type="string">
            <text:p>Android_Value</text:p>
          </table:table-cell>
          <table:table-cell table:number-columns-repeated="253"/>
        </table:table-row>
        <table:table-row table:style-name="ro3">
          <table:table-cell office:value-type="string">
            <text:p>Verify page Name</text:p>
          </table:table-cell>
          <table:table-cell office:value-type="string">
            <text:p>Map</text:p>
          </table:table-cell>
          <table:table-cell office:value-type="string">
            <text:p>GoRun</text:p>
          </table:table-cell>
          <table:table-cell table:number-columns-repeated="253"/>
        </table:table-row>
        <table:table-row table:style-name="ro3">
          <table:table-cell office:value-type="string">
            <text:p>PageScrollCount</text:p>
          </table:table-cell>
          <table:table-cell office:value-type="float" office:value="8">
            <text:p>8</text:p>
          </table:table-cell>
          <table:table-cell table:style-name="ce24" office:value-type="string">
            <text:p>12</text:p>
          </table:table-cell>
          <table:table-cell table:number-columns-repeated="253"/>
        </table:table-row>
        <table:table-row table:style-name="ro3">
          <table:table-cell office:value-type="string">
            <text:p>ElementType</text:p>
          </table:table-cell>
          <table:table-cell table:number-columns-repeated="2" office:value-type="string">
            <text:p>name</text:p>
          </table:table-cell>
          <table:table-cell table:number-columns-repeated="253"/>
        </table:table-row>
        <table:table-row table:style-name="ro3">
          <table:table-cell office:value-type="string">
            <text:p>Element_Locater_name</text:p>
          </table:table-cell>
          <table:table-cell office:value-type="string">
            <text:p>map play</text:p>
          </table:table-cell>
          <table:table-cell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VerifyElementin ExtenedPage_name</text:p>
          </table:table-cell>
          <table:table-cell office:value-type="string">
            <text:p>navControl backArrow</text:p>
          </table:table-cell>
          <table:table-cell office:value-type="string">
            <text:p>com.weather.Weather:id/go_run_label</text:p>
          </table:table-cell>
          <table:table-cell table:number-columns-repeated="253"/>
        </table:table-row>
        <table:table-row table:style-name="ro3">
          <table:table-cell office:value-type="string">
            <text:p>AdElement</text:p>
          </table:table-cell>
          <table:table-cell office:value-type="string">
            <text:p>//UIAApplication[1]/UIAWindow[1]/UIAScrollView[2]</text:p>
          </table:table-cell>
          <table:table-cell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Size-X</text:p>
          </table:table-cell>
          <table:table-cell office:value-type="float" office:value="320">
            <text:p>320</text:p>
          </table:table-cell>
          <table:table-cell office:value-type="string">
            <text:p>com.weather.Weather:id/ad_view_holder</text:p>
          </table:table-cell>
          <table:table-cell table:number-columns-repeated="253"/>
        </table:table-row>
        <table:table-row table:style-name="ro3">
          <table:table-cell office:value-type="string">
            <text:p>Size-Y</text:p>
          </table:table-cell>
          <table:table-cell office:value-type="float" office:value="50">
            <text:p>50</text:p>
          </table:table-cell>
          <table:table-cell table:style-name="ce24" office:value-type="string">
            <text:p>50</text:p>
          </table:table-cell>
          <table:table-cell table:number-columns-repeated="253"/>
        </table:table-row>
        <table:table-row table:style-name="ro3">
          <table:table-cell office:value-type="string">
            <text:p>Navigate Element_Type</text:p>
          </table:table-cell>
          <table:table-cell office:value-type="string">
            <text:p>name</text:p>
          </table:table-cell>
          <table:table-cell office:value-type="string">
            <text:p>android.widget.ImageButton</text:p>
          </table:table-cell>
          <table:table-cell table:number-columns-repeated="253"/>
        </table:table-row>
        <table:table-row table:style-name="ro3">
          <table:table-cell office:value-type="string">
            <text:p>clickLinkForExtendedPage</text:p>
          </table:table-cell>
          <table:table-cell office:value-type="string">
            <text:p>link</text:p>
          </table:table-cell>
          <table:table-cell office:value-type="string">
            <text:p>com.weather.Weather:id/ski_label</text:p>
          </table:table-cell>
          <table:table-cell table:number-columns-repeated="253"/>
        </table:table-row>
        <table:table-row table:style-name="ro3">
          <table:table-cell office:value-type="string">
            <text:p>clickLinkForExtendedPage2</text:p>
          </table:table-cell>
          <table:table-cell office:value-type="string">
            <text:p>link</text:p>
          </table:table-cell>
          <table:table-cell office:value-type="string">
            <text:p>com.weather.Weather:id/go_run_label</text:p>
          </table:table-cell>
          <table:table-cell table:number-columns-repeated="253"/>
        </table:table-row>
        <table:table-row table:style-name="ro3">
          <table:table-cell office:value-type="string">
            <text:p>Feed Call</text:p>
          </table:table-cell>
          <table:table-cell office:value-type="string">
            <text:p>&lt;first-line&gt;&lt;![CDATA[GET /gampad/adx?iu=/7646/test_app_iphone_us/display/bb</text:p>
          </table:table-cell>
          <table:table-cell office:value-type="string">
            <text:p>/gampad/adx?iu=%2F7646%2Ftest_app_android_us%2Fdisplay%2Fbb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weather.allergy.spotlight</text:p>
          </table:table-cell>
          <table:table-cell table:number-columns-repeated="253"/>
        </table:table-row>
        <table:table-row table:style-name="ro3">
          <table:table-cell office:value-type="string">
            <text:p>Verify URL</text:p>
          </table:table-cell>
          <table:table-cell office:value-type="string">
            <text:p>triggers.wfxtriggers.com</text:p>
          </table:table-cell>
          <table:table-cell office:value-type="string">
            <text:p>gampad/ads?riv=1&amp;_activity_context=</text:p>
          </table:table-cell>
          <table:table-cell table:number-columns-repeated="253"/>
        </table:table-row>
        <table:table-row table:style-name="ro3">
          <table:table-cell office:value-type="string">
            <text:p>lastIndexOF</text:p>
          </table:table-cell>
          <table:table-cell office:value-type="string">
            <text:p>triggers.wfxtriggers.com</text:p>
          </table:table-cell>
          <table:table-cell office:value-type="string">
            <text:p>[CDATA[GET /gampad</text:p>
          </table:table-cell>
          <table:table-cell table:number-columns-repeated="253"/>
        </table:table-row>
        <table:table-row table:style-name="ro3">
          <table:table-cell office:value-type="string">
            <text:p>readStringFrom(indexof)</text:p>
          </table:table-cell>
          <table:table-cell office:value-type="string">
            <text:p>&lt;/value&gt;&lt;/header&gt;&lt;/headers&gt;&lt;body&gt;&lt;![CDATA</text:p>
          </table:table-cell>
          <table:table-cell office:value-type="string">
            <text:p>[CDATA[GET /</text:p>
          </table:table-cell>
          <table:table-cell table:number-columns-repeated="253"/>
        </table:table-row>
        <table:table-row table:style-name="ro3">
          <table:table-cell office:value-type="string">
            <text:p>Split Start index</text:p>
          </table:table-cell>
          <table:table-cell office:value-type="string">
            <text:p>[CDATA</text:p>
          </table:table-cell>
          <table:table-cell office:value-type="string">
            <text:p>[CDATA[GET /</text:p>
          </table:table-cell>
          <table:table-cell table:number-columns-repeated="253"/>
        </table:table-row>
        <table:table-row table:style-name="ro3">
          <table:table-cell office:value-type="string">
            <text:p>Split End index</text:p>
          </table:table-cell>
          <table:table-cell table:number-columns-repeated="2" office:value-type="string">
            <text:p>]]&gt;&lt;</text:p>
          </table:table-cell>
          <table:table-cell table:number-columns-repeated="253"/>
        </table:table-row>
        <table:table-row table:style-name="ro3">
          <table:table-cell office:value-type="string">
            <text:p>VerifyPubadCall</text:p>
          </table:table-cell>
          <table:table-cell office:value-type="string">
            <text:p>&lt;value&gt;https://pubads.g.doubleclick.net/gampad/ads?</text:p>
          </table:table-cell>
          <table:table-cell office:value-type="string">
            <text:p>pubads.g.doubleclick.net</text:p>
          </table:table-cell>
          <table:table-cell table:number-columns-repeated="253"/>
        </table:table-row>
        <table:table-row table:style-name="ro3">
          <table:table-cell office:value-type="string">
            <text:p>VerifyParam</text:p>
          </table:table-cell>
          <table:table-cell table:number-columns-repeated="2" office:value-type="string">
            <text:p>t=</text:p>
          </table:table-cell>
          <table:table-cell table:number-columns-repeated="253"/>
        </table:table-row>
        <table:table-row table:style-name="ro3">
          <table:table-cell office:value-type="string">
            <text:p>Excritpt'='</text:p>
          </table:table-cell>
          <table:table-cell table:number-columns-repeated="2" office:value-type="string">
            <text:p>%3D</text:p>
          </table:table-cell>
          <table:table-cell table:number-columns-repeated="253"/>
        </table:table-row>
        <table:table-row table:style-name="ro3">
          <table:table-cell office:value-type="string">
            <text:p>Excritpt'&amp;'</text:p>
          </table:table-cell>
          <table:table-cell table:number-columns-repeated="2" office:value-type="string">
            <text:p>%26</text:p>
          </table:table-cell>
          <table:table-cell table:number-columns-repeated="253"/>
        </table:table-row>
        <table:table-row table:style-name="ro3">
          <table:table-cell office:value-type="string">
            <text:p>Excritpt','</text:p>
          </table:table-cell>
          <table:table-cell table:number-columns-repeated="2" office:value-type="string">
            <text:p>%2C</text:p>
          </table:table-cell>
          <table:table-cell table:number-columns-repeated="253"/>
        </table:table-row>
        <table:table-row table:style-name="ro3">
          <table:table-cell office:value-type="string">
            <text:p>jsonObject</text:p>
          </table:table-cell>
          <table:table-cell office:value-type="string">
            <text:p>wfxtg</text:p>
          </table:table-cell>
          <table:table-cell office:value-type="string">
            <text:p>wfxtg,scatterSegs</text:p>
          </table:table-cell>
          <table:table-cell table:number-columns-repeated="253"/>
        </table:table-row>
        <table:table-row table:style-name="ro3">
          <table:table-cell office:value-type="string">
            <text:p>mainTag</text:p>
          </table:table-cell>
          <table:table-cell office:value-type="string">
            <text:p>scatterSegs</text:p>
          </table:table-cell>
          <table:table-cell office:value-type="string">
            <text:p>zcs</text:p>
          </table:table-cell>
          <table:table-cell table:number-columns-repeated="253"/>
        </table:table-row>
        <table:table-row table:style-name="ro3">
          <table:table-cell office:value-type="string">
            <text:p>StringSptit</text:p>
          </table:table-cell>
          <table:table-cell table:number-columns-repeated="2" office:value-type="string">
            <text:p>&amp;</text:p>
          </table:table-cell>
          <table:table-cell table:number-columns-repeated="253"/>
        </table:table-row>
        <table:table-row table:style-name="ro3">
          <table:table-cell office:value-type="string">
            <text:p>pubad_start</text:p>
          </table:table-cell>
          <table:table-cell table:number-columns-repeated="2" office:value-type="string">
            <text:p>t=</text:p>
          </table:table-cell>
          <table:table-cell table:number-columns-repeated="253"/>
        </table:table-row>
        <table:table-row table:style-name="ro3">
          <table:table-cell office:value-type="string">
            <text:p>pubad_end</text:p>
          </table:table-cell>
          <table:table-cell table:number-columns-repeated="2" office:value-type="string">
            <text:p>&lt;/</text:p>
          </table:table-cell>
          <table:table-cell table:number-columns-repeated="253"/>
        </table:table-row>
        <table:table-row table:style-name="ro3">
          <table:table-cell office:value-type="string">
            <text:p>Verify Pubad Params</text:p>
          </table:table-cell>
          <table:table-cell office:value-type="string">
            <text:p>zip,cxtg</text:p>
          </table:table-cell>
          <table:table-cell office:value-type="string">
            <text:p>zip,cxtg,wfxtg</text:p>
          </table:table-cell>
          <table:table-cell table:number-columns-repeated="253"/>
        </table:table-row>
        <table:table-row table:style-name="ro3">
          <table:table-cell office:value-type="string">
            <text:p>Feed Call2</text:p>
          </table:table-cell>
          <table:table-cell office:value-type="string">
            <text:p><text:s/>/gampad/adx?iu=/7646/app_iphone_us/display/bb</text:p>
          </table:table-cell>
          <table:table-cell office:value-type="string">
            <text:p>/gampad/adx?iu=%2F7646%2Fapp_android_us%2Fdisplay%2Fbb</text:p>
          </table:table-cell>
          <table:table-cell table:number-columns-repeated="253"/>
        </table:table-row>
        <table:table-row table:style-name="ro3">
          <table:table-cell office:value-type="string">
            <text:p>Ski Resorts element</text:p>
          </table:table-cell>
          <table:table-cell office:value-type="string">
            <text:p><text:s/>com.weather.Weather:id/ski_resort__snow_inch</text:p>
          </table:table-cell>
          <table:table-cell office:value-type="string">
            <text:p>com.weather.Weather:id/ski_resort__snow_inch</text:p>
          </table:table-cell>
          <table:table-cell table:number-columns-repeated="253"/>
        </table:table-row>
        <table:table-row table:style-name="ro3">
          <table:table-cell office:value-type="string">
            <text:p>Ski Resorts extended page</text:p>
          </table:table-cell>
          <table:table-cell table:number-columns-repeated="2"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Verify URL2</text:p>
          </table:table-cell>
          <table:table-cell office:value-type="string">
            <text:p>triggers.wfxtriggers.com</text:p>
          </table:table-cell>
          <table:table-cell office:value-type="string">
            <text:p>gampad/ads?riv=1&amp;_activity_context=</text:p>
          </table:table-cell>
          <table:table-cell table:number-columns-repeated="253"/>
        </table:table-row>
        <table:table-row table:style-name="ro3">
          <table:table-cell office:value-type="string">
            <text:p>custom param2</text:p>
          </table:table-cell>
          <table:table-cell office:value-type="string">
            <text:p>slotName=content.ski</text:p>
          </table:table-cell>
          <table:table-cell office:value-type="string">
            <text:p>slotName%3Dcontent.run.spotlight</text:p>
          </table:table-cell>
          <table:table-cell table:number-columns-repeated="253"/>
        </table:table-row>
        <table:table-row table:style-name="ro3">
          <table:table-cell office:value-type="string">
            <text:p>Verify URL3</text:p>
          </table:table-cell>
          <table:table-cell office:value-type="string">
            <text:p>triggers.wfxtriggers.com2</text:p>
          </table:table-cell>
          <table:table-cell office:value-type="string">
            <text:p>gampad/ads?riv=1&amp;_activity_context=</text:p>
          </table:table-cell>
          <table:table-cell office:value-type="string">
            <text:p>gampad/ads?riv=1&amp;_activity_context=false&amp;format=320x300_as</text:p>
          </table:table-cell>
          <table:table-cell table:number-columns-repeated="252"/>
        </table:table-row>
        <table:table-row table:style-name="ro3">
          <table:table-cell office:value-type="string">
            <text:p>custom param3</text:p>
          </table:table-cell>
          <table:table-cell office:value-type="string">
            <text:p>triggers.wfxtriggers.com3</text:p>
          </table:table-cell>
          <table:table-cell office:value-type="string">
            <text:p>slotName%3Dcontent.run.largeAds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content.run.largeAds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content.run.spotlight</text:p>
          </table:table-cell>
          <table:table-cell table:number-columns-repeated="253"/>
        </table:table-row>
        <table:table-row table:style-name="ro3">
          <table:table-cell office:value-type="string">
            <text:p>iu</text:p>
          </table:table-cell>
          <table:table-cell office:value-type="string">
            <text:p>iu=%2F7646%2Fapp_android_us%2Fdisplay%2Fcontent%2Fallergy</text:p>
          </table:table-cell>
          <table:table-cell office:value-type="string">
            <text:p>iu=%2F7646%2Fapp_android_us%2Fdisplay%2Fcontent%2Frunning</text:p>
          </table:table-cell>
          <table:table-cell table:number-columns-repeated="253"/>
        </table:table-row>
        <table:table-row table:style-name="ro3" table:number-rows-repeated="1048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ush Alerts" table:style-name="ta28" table:print="false">
        <table:table-column table:style-name="co23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41" table:number-columns-repeated="253" table:default-cell-style-name="Default"/>
        <table:table-row table:style-name="ro3">
          <table:table-cell office:value-type="string">
            <text:p>KeyWord_Name</text:p>
          </table:table-cell>
          <table:table-cell office:value-type="string">
            <text:p>Value</text:p>
          </table:table-cell>
          <table:table-cell office:value-type="string">
            <text:p>Android_Value</text:p>
          </table:table-cell>
          <table:table-cell table:number-columns-repeated="253"/>
        </table:table-row>
        <table:table-row table:style-name="ro3">
          <table:table-cell office:value-type="string">
            <text:p>Verify page Name</text:p>
          </table:table-cell>
          <table:table-cell table:number-columns-repeated="2" office:value-type="string">
            <text:p>Map</text:p>
          </table:table-cell>
          <table:table-cell table:number-columns-repeated="253"/>
        </table:table-row>
        <table:table-row table:style-name="ro3">
          <table:table-cell office:value-type="string">
            <text:p>PageScrollCount</text:p>
          </table:table-cell>
          <table:table-cell office:value-type="float" office:value="8">
            <text:p>8</text:p>
          </table:table-cell>
          <table:table-cell table:style-name="ce24" office:value-type="string">
            <text:p>12</text:p>
          </table:table-cell>
          <table:table-cell table:number-columns-repeated="253"/>
        </table:table-row>
        <table:table-row table:style-name="ro3">
          <table:table-cell office:value-type="string">
            <text:p>ElementType</text:p>
          </table:table-cell>
          <table:table-cell table:number-columns-repeated="2" office:value-type="string">
            <text:p>name</text:p>
          </table:table-cell>
          <table:table-cell table:number-columns-repeated="253"/>
        </table:table-row>
        <table:table-row table:style-name="ro3">
          <table:table-cell office:value-type="string">
            <text:p>Element_Locater_name</text:p>
          </table:table-cell>
          <table:table-cell office:value-type="string">
            <text:p>map play</text:p>
          </table:table-cell>
          <table:table-cell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VerifyElementin ExtenedPage_name</text:p>
          </table:table-cell>
          <table:table-cell office:value-type="string">
            <text:p>navControl backArrow</text:p>
          </table:table-cell>
          <table:table-cell office:value-type="string">
            <text:p>com.weather.Weather:id/go_run_label</text:p>
          </table:table-cell>
          <table:table-cell table:number-columns-repeated="253"/>
        </table:table-row>
        <table:table-row table:style-name="ro3">
          <table:table-cell office:value-type="string">
            <text:p>AdElement</text:p>
          </table:table-cell>
          <table:table-cell office:value-type="string">
            <text:p>//UIAApplication[1]/UIAWindow[1]/UIAScrollView[2]</text:p>
          </table:table-cell>
          <table:table-cell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Size-X</text:p>
          </table:table-cell>
          <table:table-cell office:value-type="float" office:value="320">
            <text:p>320</text:p>
          </table:table-cell>
          <table:table-cell office:value-type="string">
            <text:p>com.weather.Weather:id/ad_view_holder</text:p>
          </table:table-cell>
          <table:table-cell table:number-columns-repeated="253"/>
        </table:table-row>
        <table:table-row table:style-name="ro3">
          <table:table-cell office:value-type="string">
            <text:p>Size-Y</text:p>
          </table:table-cell>
          <table:table-cell office:value-type="float" office:value="50">
            <text:p>50</text:p>
          </table:table-cell>
          <table:table-cell table:style-name="ce24" office:value-type="string">
            <text:p>50</text:p>
          </table:table-cell>
          <table:table-cell table:number-columns-repeated="253"/>
        </table:table-row>
        <table:table-row table:style-name="ro3">
          <table:table-cell office:value-type="string">
            <text:p>Navigate Element_Type</text:p>
          </table:table-cell>
          <table:table-cell office:value-type="string">
            <text:p>name</text:p>
          </table:table-cell>
          <table:table-cell office:value-type="string">
            <text:p>android.widget.ImageButton</text:p>
          </table:table-cell>
          <table:table-cell table:number-columns-repeated="253"/>
        </table:table-row>
        <table:table-row table:style-name="ro3">
          <table:table-cell office:value-type="string">
            <text:p>clickLinkForExtendedPage</text:p>
          </table:table-cell>
          <table:table-cell office:value-type="string">
            <text:p>link</text:p>
          </table:table-cell>
          <table:table-cell office:value-type="string">
            <text:p>com.weather.Weather:id/ski_label</text:p>
          </table:table-cell>
          <table:table-cell table:number-columns-repeated="253"/>
        </table:table-row>
        <table:table-row table:style-name="ro3">
          <table:table-cell office:value-type="string">
            <text:p>clickLinkForExtendedPage2</text:p>
          </table:table-cell>
          <table:table-cell office:value-type="string">
            <text:p>link</text:p>
          </table:table-cell>
          <table:table-cell office:value-type="string">
            <text:p>com.weather.Weather:id/go_run_label</text:p>
          </table:table-cell>
          <table:table-cell table:number-columns-repeated="253"/>
        </table:table-row>
        <table:table-row table:style-name="ro3">
          <table:table-cell office:value-type="string">
            <text:p>Feed Call</text:p>
          </table:table-cell>
          <table:table-cell office:value-type="string">
            <text:p>&lt;first-line&gt;&lt;![CDATA[GET /gampad/adx?iu=/7646/test_app_iphone_us/display/bb</text:p>
          </table:table-cell>
          <table:table-cell office:value-type="string">
            <text:p>/gampad/adx?iu=%2F7646%2Ftest_app_android_us%2Fdisplay%2Fbb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weather.breaking</text:p>
          </table:table-cell>
          <table:table-cell table:number-columns-repeated="253"/>
        </table:table-row>
        <table:table-row table:style-name="ro3">
          <table:table-cell office:value-type="string">
            <text:p>Verify URL</text:p>
          </table:table-cell>
          <table:table-cell office:value-type="string">
            <text:p>triggers.wfxtriggers.com</text:p>
          </table:table-cell>
          <table:table-cell office:value-type="string">
            <text:p>gampad/ads?riv=1&amp;_activity_context=</text:p>
          </table:table-cell>
          <table:table-cell table:number-columns-repeated="253"/>
        </table:table-row>
        <table:table-row table:style-name="ro3">
          <table:table-cell office:value-type="string">
            <text:p>lastIndexOF</text:p>
          </table:table-cell>
          <table:table-cell office:value-type="string">
            <text:p>triggers.wfxtriggers.com</text:p>
          </table:table-cell>
          <table:table-cell office:value-type="string">
            <text:p>[CDATA[GET /gampad</text:p>
          </table:table-cell>
          <table:table-cell table:number-columns-repeated="253"/>
        </table:table-row>
        <table:table-row table:style-name="ro3">
          <table:table-cell office:value-type="string">
            <text:p>readStringFrom(indexof)</text:p>
          </table:table-cell>
          <table:table-cell office:value-type="string">
            <text:p>&lt;/value&gt;&lt;/header&gt;&lt;/headers&gt;&lt;body&gt;&lt;![CDATA</text:p>
          </table:table-cell>
          <table:table-cell office:value-type="string">
            <text:p>[CDATA[GET /</text:p>
          </table:table-cell>
          <table:table-cell table:number-columns-repeated="253"/>
        </table:table-row>
        <table:table-row table:style-name="ro3">
          <table:table-cell office:value-type="string">
            <text:p>Split Start index</text:p>
          </table:table-cell>
          <table:table-cell office:value-type="string">
            <text:p>[CDATA</text:p>
          </table:table-cell>
          <table:table-cell office:value-type="string">
            <text:p>[CDATA[GET /</text:p>
          </table:table-cell>
          <table:table-cell table:number-columns-repeated="253"/>
        </table:table-row>
        <table:table-row table:style-name="ro3">
          <table:table-cell office:value-type="string">
            <text:p>Split End index</text:p>
          </table:table-cell>
          <table:table-cell table:number-columns-repeated="2" office:value-type="string">
            <text:p>]]&gt;&lt;</text:p>
          </table:table-cell>
          <table:table-cell table:number-columns-repeated="253"/>
        </table:table-row>
        <table:table-row table:style-name="ro3">
          <table:table-cell office:value-type="string">
            <text:p>VerifyPubadCall</text:p>
          </table:table-cell>
          <table:table-cell office:value-type="string">
            <text:p>&lt;value&gt;https://pubads.g.doubleclick.net/gampad/ads?</text:p>
          </table:table-cell>
          <table:table-cell office:value-type="string">
            <text:p>pubads.g.doubleclick.net</text:p>
          </table:table-cell>
          <table:table-cell table:number-columns-repeated="253"/>
        </table:table-row>
        <table:table-row table:style-name="ro3">
          <table:table-cell office:value-type="string">
            <text:p>VerifyParam</text:p>
          </table:table-cell>
          <table:table-cell table:number-columns-repeated="2" office:value-type="string">
            <text:p>t=</text:p>
          </table:table-cell>
          <table:table-cell table:number-columns-repeated="253"/>
        </table:table-row>
        <table:table-row table:style-name="ro3">
          <table:table-cell office:value-type="string">
            <text:p>Excritpt'='</text:p>
          </table:table-cell>
          <table:table-cell table:number-columns-repeated="2" office:value-type="string">
            <text:p>%3D</text:p>
          </table:table-cell>
          <table:table-cell table:number-columns-repeated="253"/>
        </table:table-row>
        <table:table-row table:style-name="ro3">
          <table:table-cell office:value-type="string">
            <text:p>Excritpt'&amp;'</text:p>
          </table:table-cell>
          <table:table-cell table:number-columns-repeated="2" office:value-type="string">
            <text:p>%26</text:p>
          </table:table-cell>
          <table:table-cell table:number-columns-repeated="253"/>
        </table:table-row>
        <table:table-row table:style-name="ro3">
          <table:table-cell office:value-type="string">
            <text:p>Excritpt','</text:p>
          </table:table-cell>
          <table:table-cell table:number-columns-repeated="2" office:value-type="string">
            <text:p>%2C</text:p>
          </table:table-cell>
          <table:table-cell table:number-columns-repeated="253"/>
        </table:table-row>
        <table:table-row table:style-name="ro3">
          <table:table-cell office:value-type="string">
            <text:p>jsonObject</text:p>
          </table:table-cell>
          <table:table-cell office:value-type="string">
            <text:p>wfxtg</text:p>
          </table:table-cell>
          <table:table-cell office:value-type="string">
            <text:p>wfxtg,scatterSegs</text:p>
          </table:table-cell>
          <table:table-cell table:number-columns-repeated="253"/>
        </table:table-row>
        <table:table-row table:style-name="ro3">
          <table:table-cell office:value-type="string">
            <text:p>mainTag</text:p>
          </table:table-cell>
          <table:table-cell office:value-type="string">
            <text:p>scatterSegs</text:p>
          </table:table-cell>
          <table:table-cell office:value-type="string">
            <text:p>zcs</text:p>
          </table:table-cell>
          <table:table-cell table:number-columns-repeated="253"/>
        </table:table-row>
        <table:table-row table:style-name="ro3">
          <table:table-cell office:value-type="string">
            <text:p>StringSptit</text:p>
          </table:table-cell>
          <table:table-cell table:number-columns-repeated="2" office:value-type="string">
            <text:p>&amp;</text:p>
          </table:table-cell>
          <table:table-cell table:number-columns-repeated="253"/>
        </table:table-row>
        <table:table-row table:style-name="ro3">
          <table:table-cell office:value-type="string">
            <text:p>pubad_start</text:p>
          </table:table-cell>
          <table:table-cell table:number-columns-repeated="2" office:value-type="string">
            <text:p>t=</text:p>
          </table:table-cell>
          <table:table-cell table:number-columns-repeated="253"/>
        </table:table-row>
        <table:table-row table:style-name="ro3">
          <table:table-cell office:value-type="string">
            <text:p>pubad_end</text:p>
          </table:table-cell>
          <table:table-cell table:number-columns-repeated="2" office:value-type="string">
            <text:p>&lt;/</text:p>
          </table:table-cell>
          <table:table-cell table:number-columns-repeated="253"/>
        </table:table-row>
        <table:table-row table:style-name="ro3">
          <table:table-cell office:value-type="string">
            <text:p>Verify Pubad Params</text:p>
          </table:table-cell>
          <table:table-cell office:value-type="string">
            <text:p>zip,cxtg</text:p>
          </table:table-cell>
          <table:table-cell office:value-type="string">
            <text:p>zip,cxtg,wfxtg</text:p>
          </table:table-cell>
          <table:table-cell table:number-columns-repeated="253"/>
        </table:table-row>
        <table:table-row table:style-name="ro3">
          <table:table-cell office:value-type="string">
            <text:p>Feed Call2</text:p>
          </table:table-cell>
          <table:table-cell office:value-type="string">
            <text:p><text:s/>/gampad/adx?iu=/7646/app_iphone_us/display/bb</text:p>
          </table:table-cell>
          <table:table-cell office:value-type="string">
            <text:p>/gampad/adx?iu=%2F7646%2Fapp_android_us%2Fdisplay%2Fbb</text:p>
          </table:table-cell>
          <table:table-cell table:number-columns-repeated="253"/>
        </table:table-row>
        <table:table-row table:style-name="ro3">
          <table:table-cell office:value-type="string">
            <text:p>Ski Resorts element</text:p>
          </table:table-cell>
          <table:table-cell office:value-type="string">
            <text:p><text:s/>com.weather.Weather:id/ski_resort__snow_inch</text:p>
          </table:table-cell>
          <table:table-cell office:value-type="string">
            <text:p>com.weather.Weather:id/ski_resort__snow_inch</text:p>
          </table:table-cell>
          <table:table-cell table:number-columns-repeated="253"/>
        </table:table-row>
        <table:table-row table:style-name="ro3">
          <table:table-cell office:value-type="string">
            <text:p>Ski Resorts extended page</text:p>
          </table:table-cell>
          <table:table-cell table:number-columns-repeated="2" office:value-type="string">
            <text:p>com.weather.Weather:id/toolbar_title</text:p>
          </table:table-cell>
          <table:table-cell table:number-columns-repeated="253"/>
        </table:table-row>
        <table:table-row table:style-name="ro3">
          <table:table-cell office:value-type="string">
            <text:p>Verify URL2</text:p>
          </table:table-cell>
          <table:table-cell office:value-type="string">
            <text:p>triggers.wfxtriggers.com</text:p>
          </table:table-cell>
          <table:table-cell office:value-type="string">
            <text:p>gampad/ads?riv=15&amp;_activity_context=</text:p>
          </table:table-cell>
          <table:table-cell table:number-columns-repeated="253"/>
        </table:table-row>
        <table:table-row table:style-name="ro3">
          <table:table-cell office:value-type="string">
            <text:p>custom param2</text:p>
          </table:table-cell>
          <table:table-cell office:value-type="string">
            <text:p>slotName=content.ski</text:p>
          </table:table-cell>
          <table:table-cell office:value-type="string">
            <text:p>slotName%3Dcontent.run.spotlight</text:p>
          </table:table-cell>
          <table:table-cell table:number-columns-repeated="253"/>
        </table:table-row>
        <table:table-row table:style-name="ro3">
          <table:table-cell office:value-type="string">
            <text:p>Verify URL3</text:p>
          </table:table-cell>
          <table:table-cell office:value-type="string">
            <text:p>triggers.wfxtriggers.com2</text:p>
          </table:table-cell>
          <table:table-cell office:value-type="string">
            <text:p>gampad/ads?riv=15&amp;_activity_context=</text:p>
          </table:table-cell>
          <table:table-cell office:value-type="string">
            <text:p>alert=nl</text:p>
          </table:table-cell>
          <table:table-cell table:number-columns-repeated="252"/>
        </table:table-row>
        <table:table-row table:style-name="ro3">
          <table:table-cell office:value-type="string">
            <text:p>custom param3</text:p>
          </table:table-cell>
          <table:table-cell office:value-type="string">
            <text:p>triggers.wfxtriggers.com3</text:p>
          </table:table-cell>
          <table:table-cell office:value-type="string">
            <text:p>alert%3Drtrain</text:p>
          </table:table-cell>
          <table:table-cell office:value-type="string">
            <text:p>slotName=weather.maps</text:p>
          </table:table-cell>
          <table:table-cell table:number-columns-repeated="252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weather.maps</text:p>
          </table:table-cell>
          <table:table-cell table:number-columns-repeated="253"/>
        </table:table-row>
        <table:table-row table:style-name="ro3">
          <table:table-cell office:value-type="string">
            <text:p>custom param</text:p>
          </table:table-cell>
          <table:table-cell office:value-type="string">
            <text:p>slotName=content.ski</text:p>
          </table:table-cell>
          <table:table-cell office:value-type="string">
            <text:p>slotName%3Dcontent.run.spotlight</text:p>
          </table:table-cell>
          <table:table-cell table:number-columns-repeated="253"/>
        </table:table-row>
        <table:table-row table:style-name="ro3">
          <table:table-cell office:value-type="string">
            <text:p>iu</text:p>
          </table:table-cell>
          <table:table-cell office:value-type="string">
            <text:p>iu=%2F7646%2Fapp_android_us%2Fdisplay%2Fcontent%2Fallergy</text:p>
          </table:table-cell>
          <table:table-cell office:value-type="string">
            <text:p>iu=%2F7646%2Ftest_app_android_us%2Fdisplay%2Fdetails%2Fmaps</text:p>
          </table:table-cell>
          <table:table-cell office:value-type="string">
            <text:p>iu=%2F7646%2Ftest_app_android_us%2Fdisplay%2Fdetails%2Fbreaking</text:p>
          </table:table-cell>
          <table:table-cell table:number-columns-repeated="252"/>
        </table:table-row>
        <table:table-row table:style-name="ro3">
          <table:table-cell office:value-type="string">
            <text:p>iu breaking news</text:p>
          </table:table-cell>
          <table:table-cell office:value-type="string">
            <text:p>null</text:p>
          </table:table-cell>
          <table:table-cell office:value-type="string">
            <text:p>/gampad/ads?carrier=00</text:p>
          </table:table-cell>
          <table:table-cell table:number-columns-repeated="253"/>
        </table:table-row>
        <table:table-row table:style-name="ro3">
          <table:table-cell office:value-type="string">
            <text:p>verify iu</text:p>
          </table:table-cell>
          <table:table-cell office:value-type="string">
            <text:p>null</text:p>
          </table:table-cell>
          <table:table-cell office:value-type="string">
            <text:p>iu=</text:p>
          </table:table-cell>
          <table:table-cell table:number-columns-repeated="253"/>
        </table:table-row>
        <table:table-row table:style-name="ro3">
          <table:table-cell office:value-type="string">
            <text:p>breaking news iu strat</text:p>
          </table:table-cell>
          <table:table-cell office:value-type="string">
            <text:p>null</text:p>
          </table:table-cell>
          <table:table-cell office:value-type="string">
            <text:p>%2F</text:p>
          </table:table-cell>
          <table:table-cell table:number-columns-repeated="253"/>
        </table:table-row>
        <table:table-row table:style-name="ro3">
          <table:table-cell office:value-type="string">
            <text:p>breaking news iu end</text:p>
          </table:table-cell>
          <table:table-cell office:value-type="string">
            <text:p>null</text:p>
          </table:table-cell>
          <table:table-cell office:value-type="string">
            <text:p>&amp;</text:p>
          </table:table-cell>
          <table:table-cell table:number-columns-repeated="253"/>
        </table:table-row>
        <table:table-row table:style-name="ro3">
          <table:table-cell office:value-type="string">
            <text:p>breaking news custparam</text:p>
          </table:table-cell>
          <table:table-cell office:value-type="string">
            <text:p>null</text:p>
          </table:table-cell>
          <table:table-cell office:value-type="string">
            <text:p>cust_params=</text:p>
          </table:table-cell>
          <table:table-cell table:number-columns-repeated="253"/>
        </table:table-row>
        <table:table-row table:style-name="ro3">
          <table:table-cell office:value-type="string">
            <text:p>breaking news strat index</text:p>
          </table:table-cell>
          <table:table-cell office:value-type="string">
            <text:p>null</text:p>
          </table:table-cell>
          <table:table-cell office:value-type="string">
            <text:p>alert%3D</text:p>
          </table:table-cell>
          <table:table-cell table:number-columns-repeated="253"/>
        </table:table-row>
        <table:table-row table:style-name="ro3">
          <table:table-cell office:value-type="string">
            <text:p>breaking news iu strat</text:p>
          </table:table-cell>
          <table:table-cell office:value-type="string">
            <text:p>null</text:p>
          </table:table-cell>
          <table:table-cell office:value-type="string">
            <text:p>atfid</text:p>
          </table:table-cell>
          <table:table-cell table:number-columns-repeated="253"/>
        </table:table-row>
        <table:table-row table:style-name="ro3">
          <table:table-cell office:value-type="string">
            <text:p>vlidate custumparam</text:p>
          </table:table-cell>
          <table:table-cell office:value-type="string">
            <text:p>null</text:p>
          </table:table-cell>
          <table:table-cell office:value-type="string">
            <text:p>breaking</text:p>
          </table:table-cell>
          <table:table-cell table:number-columns-repeated="253"/>
        </table:table-row>
        <table:table-row table:style-name="ro3" table:number-rows-repeated="104852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ealth(allergy)" table:style-name="ta29" table:print="false">
        <table:table-column table:style-name="co46" table:default-cell-style-name="Default"/>
        <table:table-column table:style-name="co47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Allergy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9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health-and-activities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30" office:value-type="string">
            <text:p>//XCUIElementTypeStaticText[@name="allergy_title"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37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0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2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6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33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26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Navigate Element_Type</text:p>
          </table:table-cell>
          <table:table-cell table:style-name="ce26" office:value-type="string">
            <text:p>xpath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ealth(boatAndBeach)" table:style-name="ta30" table:print="false">
        <table:table-column table:style-name="co48" table:default-cell-style-name="Default"/>
        <table:table-column table:style-name="co49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Boat &amp; Beach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9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health-and-activities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29" office:value-type="string">
            <text:p>//XCUIElementTypeStaticText[@name='boatAndBeach_title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37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0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2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6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33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26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Navigate Element_Type</text:p>
          </table:table-cell>
          <table:table-cell table:style-name="ce26" office:value-type="string">
            <text:p>xpath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ealth(goRun)" table:style-name="ta31" table:print="false">
        <table:table-column table:style-name="co48" table:default-cell-style-name="Default"/>
        <table:table-column table:style-name="co49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Running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9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health-and-activities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29" office:value-type="string">
            <text:p>//XCUIElementTypeStaticText[@name="goRun_title"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37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0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2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6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33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26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Navigate Element_Type</text:p>
          </table:table-cell>
          <table:table-cell table:style-name="ce26" office:value-type="string">
            <text:p>xpath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ealth(ski)" table:style-name="ta32" table:print="false">
        <table:table-column table:style-name="co50" table:default-cell-style-name="Default"/>
        <table:table-column table:style-name="co51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Ski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9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health-and-activities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37" office:value-type="string">
            <text:p>//XCUIElementTypeStaticText[@name='ski_title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37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2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6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33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26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Navigate Element_Type</text:p>
          </table:table-cell>
          <table:table-cell table:style-name="ce26" office:value-type="string">
            <text:p>xpath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ealth(coldAndFlu)" table:style-name="ta33" table:print="false">
        <table:table-column table:style-name="co46" table:default-cell-style-name="Default"/>
        <table:table-column table:style-name="co47" table:default-cell-style-name="Default"/>
        <table:table-column table:style-name="co4" table:number-columns-repeated="254" table:default-cell-style-name="Default"/>
        <table:table-row table:style-name="ro3">
          <table:table-cell table:style-name="ce1" office:value-type="string">
            <text:p>KeyWord_Name</text:p>
          </table:table-cell>
          <table:table-cell table:style-name="ce11" office:value-type="string">
            <text:p>Valu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 page Name</text:p>
          </table:table-cell>
          <table:table-cell table:style-name="ce4" office:value-type="string">
            <text:p>Cold&amp;Flu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PageScrollCount</text:p>
          </table:table-cell>
          <table:table-cell table:style-name="ce4" office:value-type="string">
            <text:p>9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Type</text:p>
          </table:table-cell>
          <table:table-cell table:style-name="ce2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Element_Locater_name</text:p>
          </table:table-cell>
          <table:table-cell table:style-name="ce30" office:value-type="string">
            <text:p>health-and-activities-card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name</text:p>
          </table:table-cell>
          <table:table-cell table:style-name="ce29" office:value-type="string">
            <text:p>//XCUIElementTypeStaticText[@name='coldAndFlu_title']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erifyElementin ExtenedPage_name</text:p>
          </table:table-cell>
          <table:table-cell table:style-name="ce30" office:value-type="string">
            <text:p>arrow left light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AdElement</text:p>
          </table:table-cell>
          <table:table-cell table:style-name="ce37" office:value-type="string">
            <text:p>XCUIElementTypeWebView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X</text:p>
          </table:table-cell>
          <table:table-cell table:style-name="ce4" office:value-type="string">
            <text:p>30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ize-Y</text:p>
          </table:table-cell>
          <table:table-cell table:style-name="ce4" office:value-type="string">
            <text:p>250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Navigate Element_Type</text:p>
          </table:table-cell>
          <table:table-cell table:style-name="ce26" office:value-type="string">
            <text:p>name</text:p>
          </table:table-cell>
          <table:table-cell table:number-columns-repeated="254"/>
        </table:table-row>
        <table:table-row table:style-name="ro3">
          <table:table-cell table:style-name="ce33" office:value-type="string">
            <text:p>Ad_Count</text:p>
          </table:table-cell>
          <table:table-cell table:style-name="ce4" office:value-type="string">
            <text:p>1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Submodule_Present</text:p>
          </table:table-cell>
          <table:table-cell table:style-name="ce26" office:value-type="string">
            <text:p>No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Navigate Element_Type</text:p>
          </table:table-cell>
          <table:table-cell table:style-name="ce26" office:value-type="string">
            <text:p>xpath</text:p>
          </table:table-cell>
          <table:table-cell table:number-columns-repeated="254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dzones" table:style-name="ta34" table:print="false"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1" table:number-columns-repeated="253" table:default-cell-style-name="Default"/>
        <table:table-row table:style-name="ro3">
          <table:table-cell table:style-name="ce38" office:value-type="string">
            <text:p>KeyWord_Name</text:p>
          </table:table-cell>
          <table:table-cell table:style-name="ce38" office:value-type="string">
            <text:p>Value</text:p>
          </table:table-cell>
          <table:table-cell table:style-name="ce38" office:value-type="string">
            <text:p>Android_Value</text:p>
          </table:table-cell>
          <table:table-cell table:number-columns-repeated="253"/>
        </table:table-row>
        <table:table-row table:style-name="ro3">
          <table:table-cell office:value-type="string">
            <text:p>Verify URL</text:p>
          </table:table-cell>
          <table:table-cell office:value-type="string">
            <text:p>location.wfxtriggers.com</text:p>
          </table:table-cell>
          <table:table-cell office:value-type="string">
            <text:p>[CDATA[GET /cms/v4/a/en_US?api=</text:p>
          </table:table-cell>
          <table:table-cell table:number-columns-repeated="253"/>
        </table:table-row>
        <table:table-row table:style-name="ro3">
          <table:table-cell office:value-type="string">
            <text:p>lastIndexOF</text:p>
          </table:table-cell>
          <table:table-cell office:value-type="string">
            <text:p>location.wfxtriggers.com</text:p>
          </table:table-cell>
          <table:table-cell office:value-type="string">
            <text:p>[CDATA[GET /cms/v4/a/en_US?api=</text:p>
          </table:table-cell>
          <table:table-cell table:number-columns-repeated="253"/>
        </table:table-row>
        <table:table-row table:style-name="ro3">
          <table:table-cell office:value-type="string">
            <text:p>readStringFrom(indexof)</text:p>
          </table:table-cell>
          <table:table-cell office:value-type="string">
            <text:p>&lt;body&gt;&lt;![CDATA[{"journaled"</text:p>
          </table:table-cell>
          <table:table-cell office:value-type="string">
            <text:p>[ { "id"</text:p>
          </table:table-cell>
          <table:table-cell table:number-columns-repeated="253"/>
        </table:table-row>
        <table:table-row table:style-name="ro3">
          <table:table-cell office:value-type="string">
            <text:p>Split Start index</text:p>
          </table:table-cell>
          <table:table-cell office:value-type="string">
            <text:p>[CDATA</text:p>
          </table:table-cell>
          <table:table-cell office:value-type="string">
            <text:p>[ { "id"</text:p>
          </table:table-cell>
          <table:table-cell table:number-columns-repeated="253"/>
        </table:table-row>
        <table:table-row table:style-name="ro3">
          <table:table-cell office:value-type="string">
            <text:p>Split End index</text:p>
          </table:table-cell>
          <table:table-cell office:value-type="string">
            <text:p>]]&gt;&lt;</text:p>
          </table:table-cell>
          <table:table-cell table:style-name="ce7" office:value-type="string">
            <text:p>]]&gt;&lt;![CDATA[&gt;&lt;/body&gt;&lt;/response&gt;&lt;/transaction&gt;</text:p>
          </table:table-cell>
          <table:table-cell table:number-columns-repeated="253"/>
        </table:table-row>
        <table:table-row table:style-name="ro3">
          <table:table-cell office:value-type="string">
            <text:p>VerifyPubadCall</text:p>
          </table:table-cell>
          <table:table-cell office:value-type="string">
            <text:p>&lt;value&gt;https://pubads.g.doubleclick.net/gampad/ads?</text:p>
          </table:table-cell>
          <table:table-cell office:value-type="string">
            <text:p>null</text:p>
          </table:table-cell>
          <table:table-cell table:number-columns-repeated="253"/>
        </table:table-row>
        <table:table-row table:style-name="ro3">
          <table:table-cell office:value-type="string">
            <text:p>VerifyParam</text:p>
          </table:table-cell>
          <table:table-cell office:value-type="string">
            <text:p>t=</text:p>
          </table:table-cell>
          <table:table-cell office:value-type="string">
            <text:p>iu=</text:p>
          </table:table-cell>
          <table:table-cell table:number-columns-repeated="253"/>
        </table:table-row>
        <table:table-row table:style-name="ro3">
          <table:table-cell office:value-type="string">
            <text:p>Excritpt'='</text:p>
          </table:table-cell>
          <table:table-cell table:number-columns-repeated="2" office:value-type="string">
            <text:p>%3D</text:p>
          </table:table-cell>
          <table:table-cell table:number-columns-repeated="253"/>
        </table:table-row>
        <table:table-row table:style-name="ro3">
          <table:table-cell office:value-type="string">
            <text:p>Excritpt'&amp;'</text:p>
          </table:table-cell>
          <table:table-cell table:number-columns-repeated="2" office:value-type="string">
            <text:p>%26</text:p>
          </table:table-cell>
          <table:table-cell table:number-columns-repeated="253"/>
        </table:table-row>
        <table:table-row table:style-name="ro3">
          <table:table-cell office:value-type="string">
            <text:p>Excritpt','</text:p>
          </table:table-cell>
          <table:table-cell table:number-columns-repeated="2" office:value-type="string">
            <text:p>%2C</text:p>
          </table:table-cell>
          <table:table-cell table:number-columns-repeated="253"/>
        </table:table-row>
        <table:table-row table:style-name="ro3">
          <table:table-cell office:value-type="string">
            <text:p>jsonObject</text:p>
          </table:table-cell>
          <table:table-cell office:value-type="string">
            <text:p>journaled</text:p>
          </table:table-cell>
          <table:table-cell office:value-type="string">
            <text:p>articles</text:p>
          </table:table-cell>
          <table:table-cell table:number-columns-repeated="253"/>
        </table:table-row>
        <table:table-row table:style-name="ro3">
          <table:table-cell office:value-type="string">
            <text:p>mainTag</text:p>
          </table:table-cell>
          <table:table-cell office:value-type="string">
            <text:p>filter</text:p>
          </table:table-cell>
          <table:table-cell office:value-type="string">
            <text:p>adsmetrics</text:p>
          </table:table-cell>
          <table:table-cell table:number-columns-repeated="253"/>
        </table:table-row>
        <table:table-row table:style-name="ro3">
          <table:table-cell office:value-type="string">
            <text:p>StringSptit</text:p>
          </table:table-cell>
          <table:table-cell office:value-type="string">
            <text:p>&amp;</text:p>
          </table:table-cell>
          <table:table-cell office:value-type="string">
            <text:p>app_android_us/</text:p>
          </table:table-cell>
          <table:table-cell table:number-columns-repeated="253"/>
        </table:table-row>
        <table:table-row table:style-name="ro3">
          <table:table-cell office:value-type="string">
            <text:p>pubad_start</text:p>
          </table:table-cell>
          <table:table-cell office:value-type="string">
            <text:p>t=</text:p>
          </table:table-cell>
          <table:table-cell office:value-type="string">
            <text:p>iu=</text:p>
          </table:table-cell>
          <table:table-cell table:number-columns-repeated="253"/>
        </table:table-row>
        <table:table-row table:style-name="ro3">
          <table:table-cell office:value-type="string">
            <text:p>pubad_end</text:p>
          </table:table-cell>
          <table:table-cell office:value-type="string">
            <text:p>&lt;/</text:p>
          </table:table-cell>
          <table:table-cell office:value-type="string">
            <text:p>&amp;</text:p>
          </table:table-cell>
          <table:table-cell table:number-columns-repeated="253"/>
        </table:table-row>
        <table:table-row table:style-name="ro3">
          <table:table-cell office:value-type="string">
            <text:p>Verify Pubad Params</text:p>
          </table:table-cell>
          <table:table-cell office:value-type="string">
            <text:p>fgeo,faud</text:p>
          </table:table-cell>
          <table:table-cell office:value-type="string">
            <text:p>iu</text:p>
          </table:table-cell>
          <table:table-cell table:number-columns-repeated="253"/>
        </table:table-row>
        <table:table-row table:style-name="ro3">
          <table:table-cell office:value-type="string">
            <text:p>Feed Call</text:p>
          </table:table-cell>
          <table:table-cell office:value-type="string">
            <text:p><text:s/>/gampad/adx?iu=/7646/app_iphone_us/display/bb</text:p>
          </table:table-cell>
          <table:table-cell office:value-type="string">
            <text:p>/gampad/ads?carrier=</text:p>
          </table:table-cell>
          <table:table-cell table:number-columns-repeated="253"/>
        </table:table-row>
        <table:table-row table:style-name="ro3">
          <table:table-cell office:value-type="string">
            <text:p>VideoCall</text:p>
          </table:table-cell>
          <table:table-cell office:value-type="string">
            <text:p>null</text:p>
          </table:table-cell>
          <table:table-cell office:value-type="string">
            <text:p>/gampad/ads?iu=%2F7646%2Fapp_android_us%2F</text:p>
          </table:table-cell>
          <table:table-cell table:number-columns-repeated="253"/>
        </table:table-row>
        <table:table-row table:style-name="ro3" table:number-rows-repeated="104855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ourier New1" svg:font-family="'Courier New'" style:font-family-generic="roman" style:font-pitch="variable"/>
    <style:font-face style:name="Arial" svg:font-family="Arial" style:font-family-generic="swiss" style:font-pitch="variable"/>
    <style:font-face style:name="ArialUnicodeMS" svg:font-family="ArialUnicodeMS" style:font-family-generic="swiss" style:font-pitch="variable"/>
    <style:font-face style:name="Calibri" svg:font-family="Calibri" style:font-family-generic="swiss" style:font-pitch="variable"/>
    <style:font-face style:name="Helvetica Neue" svg:font-family="'Helvetica Neue'" style:font-family-generic="swiss" style:font-pitch="variable"/>
    <style:font-face style:name="PingFang SC" svg:font-family="'PingFang SC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2pt" style:font-size-asian="12pt" style:font-name-complex="Arial Unicode M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1/23/2019</text:date>, <text:time>19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abilities" style:display-name="PageStyle_Capab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hs" style:display-name="PageStyle_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lesdeatils" style:display-name="PageStyle_Charlesdeat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" style:display-name="PageStyle_De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ressPage" style:display-name="PageStyle_Address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FXTrigger" style:display-name="PageStyle_WFXTrig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WFX" style:display-name="PageStyle_LocationWF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ame" style:display-name="PageStyle_Lot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rly" style:display-name="PageStyle_Hou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day" style:display-name="PageStyle_Today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p" style:display-name="PageStyle_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s" style:display-name="PageStyle_N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nding" style:display-name="PageStyle_Trending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ir_20_Quality" style:display-name="PageStyle_Air Quality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lltorefresh" style:display-name="PageStyle_Pulltorefre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eanLaunch" style:display-name="PageStyle_Clean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ode" style:display-name="PageStyle_TestM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rdpartyBecon" style:display-name="PageStyle_ThirdpartyBe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RollVideo" style:display-name="PageStyle_PreRollVid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urthpartyBeacon" style:display-name="PageStyle_FourthpartyBea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Feeds" style:display-name="PageStyle_AllFee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Local" style:display-name="PageStyle_MapLo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" style:display-name="PageStyle_Ski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oRun" style:display-name="PageStyle_GoRu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sh_20_Alerts" style:display-name="PageStyle_Push Alert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alth_28_allergy_29_" style:display-name="PageStyle_Health(allergy)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alth_28_boatAndBeach_29_" style:display-name="PageStyle_Health(boatAndBeach)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alth_28_goRun_29_" style:display-name="PageStyle_Health(goRun)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alth_28_ski_29_" style:display-name="PageStyle_Health(ski)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alth_28_coldAndFlu_29_" style:display-name="PageStyle_Health(coldAndFlu)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dzones" style:display-name="PageStyle_Adzon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9:51:54</dc:date>
    <meta:editing-cycles>202</meta:editing-cycles>
    <meta:editing-duration>P2DT21H40M37S</meta:editing-duration>
    <meta:document-statistic meta:table-count="34" meta:cell-count="1440" meta:object-count="0"/>
    <meta:generator>OpenOffice/4.1.5$Unix OpenOffice.org_project/415m1$Build-9789</meta:generator>
  </office:meta>
</office:document-meta>
</file>